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calaSansOffc" svg:font-family="ScalaSansOffc" style:font-pitch="variable"/>
    <style:font-face style:name="ScalaSansOffc1" svg:font-family="ScalaSansOffc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dde"/>
    </style:style>
    <style:style style:name="gr2" style:family="graphic" style:parent-style-name="standard">
      <style:graphic-properties draw:stroke="none" draw:fill="solid" draw:fill-color="#e7e6e6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08cm" svg:stroke-color="#b2b1b1" draw:stroke-linejoin="miter" svg:stroke-linecap="butt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48cm" svg:stroke-color="#231f2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48cm" svg:stroke-color="#231f20" draw:stroke-linejoin="miter" svg:stroke-linecap="butt" draw:fill="none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48cm" svg:stroke-color="#231f20" draw:stroke-linejoin="miter" svg:stroke-linecap="butt" draw:fill="solid" draw:fill-color="#c1c0c2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4cm" svg:stroke-color="#231f20" draw:stroke-linejoin="miter" svg:stroke-linecap="butt" draw:fill="solid" draw:fill-color="#ffffff" fo:padding-top="0.022cm" fo:padding-bottom="0.022cm" fo:padding-left="0.022cm" fo:padding-right="0.022cm"/>
    </style:style>
    <style:style style:name="gr11" style:family="graphic" style:parent-style-name="standard">
      <style:graphic-properties draw:stroke="solid" svg:stroke-width="0.044cm" svg:stroke-color="#231f20" draw:stroke-linejoin="miter" svg:stroke-linecap="butt" draw:fill="none" fo:padding-top="0.022cm" fo:padding-bottom="0.022cm" fo:padding-left="0.022cm" fo:padding-right="0.022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0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2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94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82cm" fo:min-width="0.86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221c1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69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3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dde"/>
    </style:style>
    <style:style style:name="P2" style:family="paragraph">
      <loext:graphic-properties draw:fill="solid" draw:fill-color="#e7e6e6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c1c0c2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5.5pt" style:font-size-asian="5.5pt" style:font-size-complex="5.5pt"/>
    </style:style>
    <style:style style:name="P10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1" style:family="paragraph">
      <loext:graphic-properties draw:fill="none"/>
      <style:text-properties fo:font-size="6.5pt" style:font-size-asian="6.5pt" style:font-size-complex="6.5pt"/>
    </style:style>
    <style:style style:name="P12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4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15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16" style:family="paragraph">
      <loext:graphic-properties draw:fill="solid" draw:fill-color="#221c1b"/>
    </style:style>
    <style:style style:name="P17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T1" style:family="text">
      <style:text-properties fo:color="#231f20" loext:opacity="100%" style:font-name="ScalaSansOffc1" fo:font-size="7pt" fo:font-weight="normal" style:font-name-asian="ScalaSansOffc1" style:font-size-asian="7pt" style:font-weight-asian="normal" style:font-name-complex="ScalaSansOffc1" style:font-size-complex="7pt" style:font-weight-complex="normal"/>
    </style:style>
    <style:style style:name="T2" style:family="text">
      <style:text-properties fo:color="#c8c7c7" loext:opacity="100%" style:font-name="Interstate1" fo:font-size="5.5pt" fo:font-weight="350" style:font-name-asian="Interstate1" style:font-size-asian="5.5pt" style:font-weight-asian="350" style:font-name-complex="Interstate1" style:font-size-complex="5.5pt" style:font-weight-complex="350"/>
    </style:style>
    <style:style style:name="T3" style:family="text">
      <style:text-properties fo:color="#918f8f" loext:opacity="100%" style:font-name="ScalaSansOffc1" fo:font-size="7pt" fo:font-weight="normal" style:font-name-asian="ScalaSansOffc1" style:font-size-asian="7pt" style:font-weight-asian="normal" style:font-name-complex="ScalaSansOffc1" style:font-size-complex="7pt" style:font-weight-complex="normal"/>
    </style:style>
    <style:style style:name="T4" style:family="text">
      <style:text-properties fo:color="#918f8f" loext:opacity="100%" style:font-name="ScalaSansOffc1" fo:font-size="5.80000019073486pt" fo:font-weight="normal" style:font-name-asian="ScalaSansOffc1" style:font-size-asian="5.80000019073486pt" style:font-weight-asian="normal" style:font-name-complex="ScalaSansOffc1" style:font-size-complex="5.80000019073486pt" style:font-weight-complex="normal"/>
    </style:style>
    <style:style style:name="T5" style:family="text">
      <style:text-properties fo:color="#231f20" loext:opacity="100%" style:font-name="ScalaSansOffc1" fo:font-size="5.80000019073486pt" fo:font-weight="normal" style:font-name-asian="ScalaSansOffc1" style:font-size-asian="5.80000019073486pt" style:font-weight-asian="normal" style:font-name-complex="ScalaSansOffc1" style:font-size-complex="5.80000019073486pt" style:font-weight-complex="normal"/>
    </style:style>
    <style:style style:name="T6" style:family="text">
      <style:text-properties fo:color="#231f20" loext:opacity="100%" style:font-name="ScalaSansOffc1" fo:font-size="6.5pt" fo:font-weight="bold" style:font-name-asian="ScalaSansOffc1" style:font-size-asian="6.5pt" style:font-weight-asian="bold" style:font-name-complex="ScalaSansOffc1" style:font-size-complex="6.5pt" style:font-weight-complex="bold"/>
    </style:style>
    <style:style style:name="T7" style:family="text">
      <style:text-properties fo:color="#231f20" loext:opacity="100%" style:font-name="ScalaSansOffc1" fo:font-size="6.5pt" fo:font-weight="normal" style:font-name-asian="ScalaSansOffc1" style:font-size-asian="6.5pt" style:font-weight-asian="normal" style:font-name-complex="ScalaSansOffc1" style:font-size-complex="6.5pt" style:font-weight-complex="normal"/>
    </style:style>
    <style:style style:name="T8" style:family="text">
      <style:text-properties fo:color="#9c9a9b" loext:opacity="100%" style:font-name="ScalaSansOffc1" fo:font-size="7pt" fo:font-weight="normal" style:font-name-asian="ScalaSansOffc1" style:font-size-asian="7pt" style:font-weight-asian="normal" style:font-name-complex="ScalaSansOffc1" style:font-size-complex="7pt" style:font-weight-complex="normal"/>
    </style:style>
    <style:style style:name="T9" style:family="text">
      <style:text-properties fo:color="#231f20" loext:opacity="100%" style:font-name="ScalaSansOffc1" fo:font-size="6pt" fo:font-weight="normal" style:font-name-asian="ScalaSansOffc1" style:font-size-asian="6pt" style:font-weight-asian="normal" style:font-name-complex="ScalaSansOffc1" style:font-size-complex="6pt" style:font-weight-complex="normal"/>
    </style:style>
    <style:style style:name="T10" style:family="text">
      <style:text-properties fo:color="#9c9a9b" loext:opacity="100%" style:font-name="ScalaSansOffc1" fo:font-size="6pt" fo:font-weight="normal" style:font-name-asian="ScalaSansOffc1" style:font-size-asian="6pt" style:font-weight-asian="normal" style:font-name-complex="ScalaSansOffc1" style:font-size-complex="6pt" style:font-weight-complex="normal"/>
    </style:style>
    <style:style style:name="T11" style:family="text">
      <style:text-properties fo:color="#918f8f" loext:opacity="100%" style:font-name="ScalaSansOffc1" fo:font-size="5.40000009536743pt" fo:font-weight="normal" style:font-name-asian="ScalaSansOffc1" style:font-size-asian="5.40000009536743pt" style:font-weight-asian="normal" style:font-name-complex="ScalaSansOffc1" style:font-size-complex="5.40000009536743pt" style:font-weight-complex="normal"/>
    </style:style>
    <style:style style:name="T12" style:family="text">
      <style:text-properties fo:color="#231f20" loext:opacity="100%" style:font-name="ScalaSansOffc1" fo:font-size="5.19999980926514pt" fo:font-weight="normal" style:font-name-asian="ScalaSansOffc1" style:font-size-asian="5.19999980926514pt" style:font-weight-asian="normal" style:font-name-complex="ScalaSansOffc1" style:font-size-complex="5.19999980926514pt" style:font-weight-complex="normal"/>
    </style:style>
    <style:style style:name="T13" style:family="text">
      <style:text-properties fo:color="#231f20" loext:opacity="100%" style:font-name="ScalaSansOffc1" fo:font-size="5.80000019073486pt" fo:font-weight="bold" style:font-name-asian="ScalaSansOffc1" style:font-size-asian="5.80000019073486pt" style:font-weight-asian="bold" style:font-name-complex="ScalaSansOffc1" style:font-size-complex="5.80000019073486pt" style:font-weight-complex="bold"/>
    </style:style>
    <style:style style:name="T14" style:family="text">
      <style:text-properties fo:color="#918f8f" loext:opacity="100%" style:font-name="ScalaSansOffc1" fo:font-size="4.19999980926514pt" fo:font-weight="normal" style:font-name-asian="ScalaSansOffc1" style:font-size-asian="4.19999980926514pt" style:font-weight-asian="normal" style:font-name-complex="ScalaSansOffc1" style:font-size-complex="4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1" draw:text-style-name="P1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1" draw:layer="layout" svg:width="6.35cm" svg:height="8.728cm" svg:x="14.281cm" svg:y="4.429cm" svg:viewBox="0 0 6351 8729" svg:d="M6315 8403c9-49 15-131-11-216l47-176v339c-10 16-22 34-36 53zM6351 717v-339c-9-16-22-34-36-53 9 49 15 131-11 216zM0 378v339l48-176c-27-85-20-167-11-216-15 19-27 37-37 53zM5948 8635h-2196c-5 8-13 14-24 14-15 0-28-12-28-28 0-15 13-27 28-27 11 0 19 6 24 14h2196c157 0 271-90 342-174 9-35 30-138-4-245v-2-2l65-242v-7158l-65-244v-2c34-107 13-210 4-245-71-83-185-174-342-174h-2196c-5 8-13 15-24 15-15 0-28-13-28-28 0-16 13-28 28-28 11 0 19 6 24 14h2196c202 0 335 140 403 237v-67c-64-70-216-209-432-263h-5487c-216 54-367 193-432 263v67c69-97 202-237 404-237h2196c5-8 14-14 25-14 15 0 27 12 27 28 0 15-12 28-27 28-11 0-20-7-24-15h-2197c-158 0-271 91-342 174-10 35-30 138 3 245l1 2-1 2-65 242v7158l66 244-1 2c-33 107-12 210-3 245 71 83 184 174 342 174h2196c5-8 14-14 25-14 15 0 27 12 27 27 0 16-12 28-27 28-11 0-20-6-24-14h-2197c-202 0-335-140-404-237v67c65 70 216 211 433 264h5486c217-54 368-194 432-264v-67c-68 97-201 237-403 237zM0 8011v339c10 16 22 34 37 53-9-49-16-131 11-216zM0 8490v91c0 0 129 77 162 148h207c-176-59-304-171-369-239zM6351 238v-91c0 0-128-77-161-147h-207c176 59 303 170 368 238zM5983 8729h207c33-71 161-148 161-148v-91c-65 68-192 180-368 239zM369 0h-207c-33 70-162 147-162 147v91c65-68 193-179 369-238z">
          <text:p/>
        </draw:path>
        <draw:polygon draw:style-name="gr2" draw:text-style-name="P2" draw:layer="layout" svg:width="2.256cm" svg:height="0.559cm" svg:x="7.863cm" svg:y="13.833cm" svg:viewBox="0 0 2257 560" draw:points="2257,477 2257,0 84,0 0,83 0,560 2174,560">
          <text:p/>
        </draw:polygon>
        <draw:polygon draw:style-name="gr2" draw:text-style-name="P2" draw:layer="layout" svg:width="1.1cm" svg:height="0.559cm" svg:x="10.277cm" svg:y="13.833cm" svg:viewBox="0 0 1101 560" draw:points="1101,477 1101,0 84,0 0,83 0,560 1018,560">
          <text:p/>
        </draw:polygon>
        <draw:polygon draw:style-name="gr2" draw:text-style-name="P2" draw:layer="layout" svg:width="2.191cm" svg:height="0.559cm" svg:x="11.535cm" svg:y="13.833cm" svg:viewBox="0 0 2192 560" draw:points="2192,477 2192,0 84,0 0,83 0,560 2109,560">
          <text:p/>
        </draw:polygon>
        <draw:polygon draw:style-name="gr2" draw:text-style-name="P2" draw:layer="layout" svg:width="2.256cm" svg:height="0.559cm" svg:x="7.863cm" svg:y="14.553cm" svg:viewBox="0 0 2257 560" draw:points="2257,477 2257,0 84,0 0,83 0,560 2174,560">
          <text:p/>
        </draw:polygon>
        <draw:polygon draw:style-name="gr2" draw:text-style-name="P2" draw:layer="layout" svg:width="1.1cm" svg:height="0.559cm" svg:x="10.277cm" svg:y="14.553cm" svg:viewBox="0 0 1101 560" draw:points="1101,477 1101,0 84,0 0,83 0,560 1018,560">
          <text:p/>
        </draw:polygon>
        <draw:polygon draw:style-name="gr2" draw:text-style-name="P2" draw:layer="layout" svg:width="2.191cm" svg:height="0.559cm" svg:x="11.535cm" svg:y="14.553cm" svg:viewBox="0 0 2192 560" draw:points="2192,477 2192,0 84,0 0,83 0,560 2109,560">
          <text:p/>
        </draw:polygon>
        <draw:polygon draw:style-name="gr2" draw:text-style-name="P2" draw:layer="layout" svg:width="2.256cm" svg:height="0.559cm" svg:x="7.863cm" svg:y="15.282cm" svg:viewBox="0 0 2257 560" draw:points="2257,477 2257,0 84,0 0,84 0,560 2174,560">
          <text:p/>
        </draw:polygon>
        <draw:polygon draw:style-name="gr2" draw:text-style-name="P2" draw:layer="layout" svg:width="1.1cm" svg:height="0.559cm" svg:x="10.277cm" svg:y="15.282cm" svg:viewBox="0 0 1101 560" draw:points="1101,477 1101,0 84,0 0,84 0,560 1018,560">
          <text:p/>
        </draw:polygon>
        <draw:polygon draw:style-name="gr2" draw:text-style-name="P2" draw:layer="layout" svg:width="2.191cm" svg:height="0.559cm" svg:x="11.535cm" svg:y="15.282cm" svg:viewBox="0 0 2192 560" draw:points="2192,477 2192,0 84,0 0,84 0,560 2109,560">
          <text:p/>
        </draw:polygon>
        <draw:path draw:style-name="gr3" draw:text-style-name="P3" draw:layer="layout" svg:width="5.784cm" svg:height="1.718cm" svg:x="14.575cm" svg:y="7.243cm" svg:viewBox="0 0 5785 1719" svg:d="M5694 0c0 0-76 139-316 0h-4973c-239 139-314 0-314 0h-91v203 1516h91c0 0 75-140 314 0h4973c240-140 316 0 316 0h91v-1516-203z">
          <text:p/>
        </draw:path>
        <draw:path draw:style-name="gr3" draw:text-style-name="P3" draw:layer="layout" svg:width="5.784cm" svg:height="1.718cm" svg:x="14.575cm" svg:y="9.208cm" svg:viewBox="0 0 5785 1719" svg:d="M5694 0c0 0-76 139-316 0h-4973c-239 139-314 0-314 0h-91v203 1516h91c0 0 75-140 314 0h4973c240-140 316 0 316 0h91v-1516-203z">
          <text:p/>
        </draw:path>
        <draw:path draw:style-name="gr3" draw:text-style-name="P3" draw:layer="layout" svg:width="5.784cm" svg:height="1.718cm" svg:x="14.57cm" svg:y="11.141cm" svg:viewBox="0 0 5785 1719" svg:d="M157 1719h5470c0-89 158-138 158-138v-1581h-91c0 0-76 140-315 0h-4974c-239 140-314 0-314 0h-91v1581c0 0 157 49 157 138z">
          <text:p/>
        </draw:path>
        <draw:path draw:style-name="gr3" draw:text-style-name="P3" draw:layer="layout" svg:width="5.784cm" svg:height="2.219cm" svg:x="14.57cm" svg:y="4.798cm" svg:viewBox="0 0 5785 2220" svg:d="M5627 0h-5470c0 89-157 138-157 138v2082h91c0 0 75-140 314 0h4974c239-140 315 0 315 0h91v-2082c0 0-158-49-158-138z">
          <text:p/>
        </draw:path>
        <draw:line draw:style-name="gr4" draw:text-style-name="P4" draw:layer="layout" svg:x1="14.574cm" svg:y1="11.612cm" svg:x2="20.35cm" svg:y2="11.612cm">
          <text:p/>
        </draw:line>
        <draw:line draw:style-name="gr4" draw:text-style-name="P4" draw:layer="layout" svg:x1="14.63cm" svg:y1="12.054cm" svg:x2="20.297cm" svg:y2="12.054cm">
          <text:p/>
        </draw:line>
        <draw:line draw:style-name="gr4" draw:text-style-name="P4" draw:layer="layout" svg:x1="14.63cm" svg:y1="12.497cm" svg:x2="20.294cm" svg:y2="12.497cm">
          <text:p/>
        </draw:line>
        <draw:line draw:style-name="gr4" draw:text-style-name="P4" draw:layer="layout" svg:x1="14.574cm" svg:y1="9.652cm" svg:x2="20.35cm" svg:y2="9.652cm">
          <text:p/>
        </draw:line>
        <draw:line draw:style-name="gr4" draw:text-style-name="P4" draw:layer="layout" svg:x1="14.63cm" svg:y1="10.095cm" svg:x2="20.297cm" svg:y2="10.095cm">
          <text:p/>
        </draw:line>
        <draw:line draw:style-name="gr4" draw:text-style-name="P4" draw:layer="layout" svg:x1="14.579cm" svg:y1="10.537cm" svg:x2="20.36cm" svg:y2="10.537cm">
          <text:p/>
        </draw:line>
        <draw:line draw:style-name="gr4" draw:text-style-name="P4" draw:layer="layout" svg:x1="14.574cm" svg:y1="7.7cm" svg:x2="20.35cm" svg:y2="7.7cm">
          <text:p/>
        </draw:line>
        <draw:line draw:style-name="gr4" draw:text-style-name="P4" draw:layer="layout" svg:x1="14.63cm" svg:y1="8.143cm" svg:x2="20.297cm" svg:y2="8.143cm">
          <text:p/>
        </draw:line>
        <draw:line draw:style-name="gr4" draw:text-style-name="P4" draw:layer="layout" svg:x1="14.584cm" svg:y1="8.585cm" svg:x2="20.36cm" svg:y2="8.585cm">
          <text:p/>
        </draw:line>
        <draw:line draw:style-name="gr4" draw:text-style-name="P4" draw:layer="layout" svg:x1="14.63cm" svg:y1="5.701cm" svg:x2="20.294cm" svg:y2="5.701cm">
          <text:p/>
        </draw:line>
        <draw:line draw:style-name="gr4" draw:text-style-name="P4" draw:layer="layout" svg:x1="14.63cm" svg:y1="5.262cm" svg:x2="20.294cm" svg:y2="5.262cm">
          <text:p/>
        </draw:line>
        <draw:line draw:style-name="gr4" draw:text-style-name="P4" draw:layer="layout" svg:x1="14.63cm" svg:y1="6.139cm" svg:x2="20.297cm" svg:y2="6.139cm">
          <text:p/>
        </draw:line>
        <draw:line draw:style-name="gr4" draw:text-style-name="P4" draw:layer="layout" svg:x1="14.584cm" svg:y1="6.578cm" svg:x2="20.335cm" svg:y2="6.578cm">
          <text:p/>
        </draw:line>
        <draw:line draw:style-name="gr4" draw:text-style-name="P4" draw:layer="layout" svg:x1="7.642cm" svg:y1="20.074cm" svg:x2="13.944cm" svg:y2="20.074cm">
          <text:p/>
        </draw:line>
        <draw:line draw:style-name="gr4" draw:text-style-name="P4" draw:layer="layout" svg:x1="7.703cm" svg:y1="17.357cm" svg:x2="13.881cm" svg:y2="17.357cm">
          <text:p/>
        </draw:line>
        <draw:line draw:style-name="gr4" draw:text-style-name="P4" draw:layer="layout" svg:x1="7.703cm" svg:y1="18.522cm" svg:x2="13.881cm" svg:y2="18.522cm">
          <text:p/>
        </draw:line>
        <draw:line draw:style-name="gr4" draw:text-style-name="P4" draw:layer="layout" svg:x1="7.708cm" svg:y1="17.746cm" svg:x2="13.885cm" svg:y2="17.746cm">
          <text:p/>
        </draw:line>
        <draw:line draw:style-name="gr4" draw:text-style-name="P4" draw:layer="layout" svg:x1="7.703cm" svg:y1="18.91cm" svg:x2="13.881cm" svg:y2="18.91cm">
          <text:p/>
        </draw:line>
        <draw:line draw:style-name="gr4" draw:text-style-name="P4" draw:layer="layout" svg:x1="7.708cm" svg:y1="18.134cm" svg:x2="13.885cm" svg:y2="18.134cm">
          <text:p/>
        </draw:line>
        <draw:line draw:style-name="gr4" draw:text-style-name="P4" draw:layer="layout" svg:x1="7.708cm" svg:y1="19.298cm" svg:x2="13.885cm" svg:y2="19.298cm">
          <text:p/>
        </draw:line>
        <draw:line draw:style-name="gr4" draw:text-style-name="P4" draw:layer="layout" svg:x1="7.699cm" svg:y1="19.686cm" svg:x2="13.885cm" svg:y2="19.686cm">
          <text:p/>
        </draw:line>
        <draw:line draw:style-name="gr4" draw:text-style-name="P4" draw:layer="layout" svg:x1="7.708cm" svg:y1="16.969cm" svg:x2="13.885cm" svg:y2="16.969cm">
          <text:p/>
        </draw:line>
        <draw:line draw:style-name="gr4" draw:text-style-name="P4" draw:layer="layout" svg:x1="7.708cm" svg:y1="16.581cm" svg:x2="13.885cm" svg:y2="16.581cm">
          <text:p/>
        </draw:line>
        <draw:line draw:style-name="gr4" draw:text-style-name="P4" draw:layer="layout" svg:x1="14.376cm" svg:y1="20.462cm" svg:x2="20.553cm" svg:y2="20.462cm">
          <text:p/>
        </draw:line>
        <draw:line draw:style-name="gr4" draw:text-style-name="P4" draw:layer="layout" svg:x1="14.376cm" svg:y1="23.179cm" svg:x2="20.553cm" svg:y2="23.179cm">
          <text:p/>
        </draw:line>
        <draw:line draw:style-name="gr4" draw:text-style-name="P4" draw:layer="layout" svg:x1="14.376cm" svg:y1="25.119cm" svg:x2="20.553cm" svg:y2="25.119cm">
          <text:p/>
        </draw:line>
        <draw:line draw:style-name="gr4" draw:text-style-name="P4" draw:layer="layout" svg:x1="14.376cm" svg:y1="20.074cm" svg:x2="20.553cm" svg:y2="20.074cm">
          <text:p/>
        </draw:line>
        <draw:line draw:style-name="gr4" draw:text-style-name="P4" draw:layer="layout" svg:x1="14.376cm" svg:y1="22.791cm" svg:x2="20.553cm" svg:y2="22.791cm">
          <text:p/>
        </draw:line>
        <draw:line draw:style-name="gr4" draw:text-style-name="P4" draw:layer="layout" svg:x1="14.371cm" svg:y1="17.357cm" svg:x2="20.548cm" svg:y2="17.357cm">
          <text:p/>
        </draw:line>
        <draw:line draw:style-name="gr4" draw:text-style-name="P4" draw:layer="layout" svg:x1="14.371cm" svg:y1="18.522cm" svg:x2="20.548cm" svg:y2="18.522cm">
          <text:p/>
        </draw:line>
        <draw:line draw:style-name="gr4" draw:text-style-name="P4" draw:layer="layout" svg:x1="14.376cm" svg:y1="17.746cm" svg:x2="20.553cm" svg:y2="17.746cm">
          <text:p/>
        </draw:line>
        <draw:line draw:style-name="gr4" draw:text-style-name="P4" draw:layer="layout" svg:x1="14.371cm" svg:y1="18.91cm" svg:x2="20.548cm" svg:y2="18.91cm">
          <text:p/>
        </draw:line>
        <draw:line draw:style-name="gr4" draw:text-style-name="P4" draw:layer="layout" svg:x1="14.376cm" svg:y1="20.85cm" svg:x2="20.553cm" svg:y2="20.85cm">
          <text:p/>
        </draw:line>
        <draw:line draw:style-name="gr4" draw:text-style-name="P4" draw:layer="layout" svg:x1="14.376cm" svg:y1="23.567cm" svg:x2="20.553cm" svg:y2="23.567cm">
          <text:p/>
        </draw:line>
        <draw:line draw:style-name="gr4" draw:text-style-name="P4" draw:layer="layout" svg:x1="14.376cm" svg:y1="25.507cm" svg:x2="20.553cm" svg:y2="25.507cm">
          <text:p/>
        </draw:line>
        <draw:line draw:style-name="gr4" draw:text-style-name="P4" draw:layer="layout" svg:x1="14.376cm" svg:y1="18.134cm" svg:x2="20.553cm" svg:y2="18.134cm">
          <text:p/>
        </draw:line>
        <draw:line draw:style-name="gr4" draw:text-style-name="P4" draw:layer="layout" svg:x1="14.376cm" svg:y1="19.298cm" svg:x2="20.553cm" svg:y2="19.298cm">
          <text:p/>
        </draw:line>
        <draw:line draw:style-name="gr4" draw:text-style-name="P4" draw:layer="layout" svg:x1="14.376cm" svg:y1="19.686cm" svg:x2="20.553cm" svg:y2="19.686cm">
          <text:p/>
        </draw:line>
        <draw:line draw:style-name="gr4" draw:text-style-name="P4" draw:layer="layout" svg:x1="14.376cm" svg:y1="16.969cm" svg:x2="20.553cm" svg:y2="16.969cm">
          <text:p/>
        </draw:line>
        <draw:line draw:style-name="gr4" draw:text-style-name="P4" draw:layer="layout" svg:x1="14.371cm" svg:y1="14.253cm" svg:x2="20.548cm" svg:y2="14.253cm">
          <text:p/>
        </draw:line>
        <draw:line draw:style-name="gr4" draw:text-style-name="P4" draw:layer="layout" svg:x1="14.371cm" svg:y1="13.865cm" svg:x2="20.548cm" svg:y2="13.865cm">
          <text:p/>
        </draw:line>
        <draw:line draw:style-name="gr4" draw:text-style-name="P4" draw:layer="layout" svg:x1="14.371cm" svg:y1="15.417cm" svg:x2="20.548cm" svg:y2="15.417cm">
          <text:p/>
        </draw:line>
        <draw:line draw:style-name="gr4" draw:text-style-name="P4" draw:layer="layout" svg:x1="14.376cm" svg:y1="14.641cm" svg:x2="20.553cm" svg:y2="14.641cm">
          <text:p/>
        </draw:line>
        <draw:line draw:style-name="gr4" draw:text-style-name="P4" draw:layer="layout" svg:x1="14.371cm" svg:y1="15.805cm" svg:x2="20.548cm" svg:y2="15.805cm">
          <text:p/>
        </draw:line>
        <draw:line draw:style-name="gr4" draw:text-style-name="P4" draw:layer="layout" svg:x1="14.376cm" svg:y1="15.029cm" svg:x2="20.553cm" svg:y2="15.029cm">
          <text:p/>
        </draw:line>
        <draw:line draw:style-name="gr4" draw:text-style-name="P4" draw:layer="layout" svg:x1="14.376cm" svg:y1="16.193cm" svg:x2="20.553cm" svg:y2="16.193cm">
          <text:p/>
        </draw:line>
        <draw:line draw:style-name="gr4" draw:text-style-name="P4" draw:layer="layout" svg:x1="7.706cm" svg:y1="16.193cm" svg:x2="13.888cm" svg:y2="16.193cm">
          <text:p/>
        </draw:line>
        <draw:line draw:style-name="gr4" draw:text-style-name="P4" draw:layer="layout" svg:x1="14.376cm" svg:y1="16.581cm" svg:x2="20.553cm" svg:y2="16.581cm">
          <text:p/>
        </draw:line>
        <draw:line draw:style-name="gr4" draw:text-style-name="P4" draw:layer="layout" svg:x1="14.376cm" svg:y1="22.402cm" svg:x2="20.553cm" svg:y2="22.402cm">
          <text:p/>
        </draw:line>
        <draw:line draw:style-name="gr4" draw:text-style-name="P4" draw:layer="layout" svg:x1="14.376cm" svg:y1="21.238cm" svg:x2="20.553cm" svg:y2="21.238cm">
          <text:p/>
        </draw:line>
        <draw:line draw:style-name="gr4" draw:text-style-name="P4" draw:layer="layout" svg:x1="14.376cm" svg:y1="23.955cm" svg:x2="20.553cm" svg:y2="23.955cm">
          <text:p/>
        </draw:line>
        <draw:line draw:style-name="gr4" draw:text-style-name="P4" draw:layer="layout" svg:x1="14.376cm" svg:y1="25.895cm" svg:x2="20.553cm" svg:y2="25.895cm">
          <text:p/>
        </draw:line>
        <draw:line draw:style-name="gr4" draw:text-style-name="P4" draw:layer="layout" svg:x1="14.376cm" svg:y1="21.626cm" svg:x2="20.553cm" svg:y2="21.626cm">
          <text:p/>
        </draw:line>
        <draw:line draw:style-name="gr4" draw:text-style-name="P4" draw:layer="layout" svg:x1="14.376cm" svg:y1="24.343cm" svg:x2="20.553cm" svg:y2="24.343cm">
          <text:p/>
        </draw:line>
        <draw:line draw:style-name="gr4" draw:text-style-name="P4" draw:layer="layout" svg:x1="14.376cm" svg:y1="26.283cm" svg:x2="20.553cm" svg:y2="26.283cm">
          <text:p/>
        </draw:line>
        <draw:line draw:style-name="gr4" draw:text-style-name="P4" draw:layer="layout" svg:x1="14.376cm" svg:y1="22.014cm" svg:x2="20.553cm" svg:y2="22.014cm">
          <text:p/>
        </draw:line>
        <draw:line draw:style-name="gr4" draw:text-style-name="P4" draw:layer="layout" svg:x1="14.376cm" svg:y1="24.731cm" svg:x2="20.553cm" svg:y2="24.731cm">
          <text:p/>
        </draw:line>
        <draw:line draw:style-name="gr4" draw:text-style-name="P4" draw:layer="layout" svg:x1="14.325cm" svg:y1="26.671cm" svg:x2="20.612cm" svg:y2="26.671cm">
          <text:p/>
        </draw:line>
        <draw:line draw:style-name="gr4" draw:text-style-name="P4" draw:layer="layout" svg:x1="1.079cm" svg:y1="23.179cm" svg:x2="7.178cm" svg:y2="23.179cm">
          <text:p/>
        </draw:line>
        <draw:line draw:style-name="gr4" draw:text-style-name="P4" draw:layer="layout" svg:x1="1.079cm" svg:y1="25.119cm" svg:x2="7.178cm" svg:y2="25.119cm">
          <text:p/>
        </draw:line>
        <draw:line draw:style-name="gr4" draw:text-style-name="P4" draw:layer="layout" svg:x1="1.079cm" svg:y1="22.791cm" svg:x2="7.178cm" svg:y2="22.791cm">
          <text:p/>
        </draw:line>
        <draw:line draw:style-name="gr4" draw:text-style-name="P4" draw:layer="layout" svg:x1="1.079cm" svg:y1="23.567cm" svg:x2="7.178cm" svg:y2="23.567cm">
          <text:p/>
        </draw:line>
        <draw:line draw:style-name="gr4" draw:text-style-name="P4" draw:layer="layout" svg:x1="1.079cm" svg:y1="25.507cm" svg:x2="7.178cm" svg:y2="25.507cm">
          <text:p/>
        </draw:line>
        <draw:line draw:style-name="gr4" draw:text-style-name="P4" draw:layer="layout" svg:x1="1.079cm" svg:y1="22.402cm" svg:x2="7.178cm" svg:y2="22.402cm">
          <text:p/>
        </draw:line>
        <draw:line draw:style-name="gr4" draw:text-style-name="P4" draw:layer="layout" svg:x1="1.079cm" svg:y1="23.955cm" svg:x2="7.178cm" svg:y2="23.955cm">
          <text:p/>
        </draw:line>
        <draw:line draw:style-name="gr4" draw:text-style-name="P4" draw:layer="layout" svg:x1="1.079cm" svg:y1="25.895cm" svg:x2="7.178cm" svg:y2="25.895cm">
          <text:p/>
        </draw:line>
        <draw:line draw:style-name="gr4" draw:text-style-name="P4" draw:layer="layout" svg:x1="1.079cm" svg:y1="24.343cm" svg:x2="7.178cm" svg:y2="24.343cm">
          <text:p/>
        </draw:line>
        <draw:line draw:style-name="gr4" draw:text-style-name="P4" draw:layer="layout" svg:x1="1.079cm" svg:y1="26.283cm" svg:x2="7.178cm" svg:y2="26.283cm">
          <text:p/>
        </draw:line>
        <draw:line draw:style-name="gr4" draw:text-style-name="P4" draw:layer="layout" svg:x1="1.079cm" svg:y1="24.731cm" svg:x2="7.178cm" svg:y2="24.731cm">
          <text:p/>
        </draw:line>
        <draw:line draw:style-name="gr4" draw:text-style-name="P4" draw:layer="layout" svg:x1="1.079cm" svg:y1="26.671cm" svg:x2="7.178cm" svg:y2="26.671cm">
          <text:p/>
        </draw:line>
        <draw:line draw:style-name="gr4" draw:text-style-name="P4" draw:layer="layout" svg:x1="9.359cm" svg:y1="23.179cm" svg:x2="13.843cm" svg:y2="23.179cm">
          <text:p/>
        </draw:line>
        <draw:line draw:style-name="gr4" draw:text-style-name="P4" draw:layer="layout" svg:x1="9.359cm" svg:y1="25.119cm" svg:x2="13.843cm" svg:y2="25.119cm">
          <text:p/>
        </draw:line>
        <draw:line draw:style-name="gr4" draw:text-style-name="P4" draw:layer="layout" svg:x1="7.747cm" svg:y1="22.791cm" svg:x2="13.843cm" svg:y2="22.791cm">
          <text:p/>
        </draw:line>
        <draw:line draw:style-name="gr4" draw:text-style-name="P4" draw:layer="layout" svg:x1="9.194cm" svg:y1="23.567cm" svg:x2="13.843cm" svg:y2="23.567cm">
          <text:p/>
        </draw:line>
        <draw:line draw:style-name="gr4" draw:text-style-name="P4" draw:layer="layout" svg:x1="7.747cm" svg:y1="25.507cm" svg:x2="13.843cm" svg:y2="25.507cm">
          <text:p/>
        </draw:line>
        <draw:line draw:style-name="gr4" draw:text-style-name="P4" draw:layer="layout" svg:x1="9.366cm" svg:y1="22.402cm" svg:x2="13.843cm" svg:y2="22.402cm">
          <text:p/>
        </draw:line>
        <draw:line draw:style-name="gr4" draw:text-style-name="P4" draw:layer="layout" svg:x1="9.271cm" svg:y1="21.238cm" svg:x2="13.843cm" svg:y2="21.238cm">
          <text:p/>
        </draw:line>
        <draw:line draw:style-name="gr4" draw:text-style-name="P4" draw:layer="layout" svg:x1="9.245cm" svg:y1="23.955cm" svg:x2="13.843cm" svg:y2="23.955cm">
          <text:p/>
        </draw:line>
        <draw:line draw:style-name="gr4" draw:text-style-name="P4" draw:layer="layout" svg:x1="7.747cm" svg:y1="25.895cm" svg:x2="13.843cm" svg:y2="25.895cm">
          <text:p/>
        </draw:line>
        <draw:line draw:style-name="gr4" draw:text-style-name="P4" draw:layer="layout" svg:x1="9.271cm" svg:y1="21.626cm" svg:x2="13.843cm" svg:y2="21.626cm">
          <text:p/>
        </draw:line>
        <draw:line draw:style-name="gr4" draw:text-style-name="P4" draw:layer="layout" svg:x1="9.309cm" svg:y1="24.343cm" svg:x2="13.843cm" svg:y2="24.343cm">
          <text:p/>
        </draw:line>
        <draw:line draw:style-name="gr4" draw:text-style-name="P4" draw:layer="layout" svg:x1="7.747cm" svg:y1="26.283cm" svg:x2="13.843cm" svg:y2="26.283cm">
          <text:p/>
        </draw:line>
        <draw:line draw:style-name="gr4" draw:text-style-name="P4" draw:layer="layout" svg:x1="9.156cm" svg:y1="22.014cm" svg:x2="13.843cm" svg:y2="22.014cm">
          <text:p/>
        </draw:line>
        <draw:line draw:style-name="gr4" draw:text-style-name="P4" draw:layer="layout" svg:x1="9.131cm" svg:y1="24.731cm" svg:x2="13.843cm" svg:y2="24.731cm">
          <text:p/>
        </draw:line>
        <draw:line draw:style-name="gr4" draw:text-style-name="P4" draw:layer="layout" svg:x1="7.747cm" svg:y1="26.671cm" svg:x2="13.843cm" svg:y2="26.671cm">
          <text:p/>
        </draw:line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1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1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3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4" draw:layer="layout" svg:width="0.685cm" svg:height="1.234cm" svg:x="20.236cm" svg:y="1.954cm" svg:viewBox="0 0 686 1235" svg:d="M0 81c573-2 624-42 677-81M22 1217c692 79 633-127 664-133">
          <text:p/>
        </draw:path>
        <draw:path draw:style-name="gr3" draw:text-style-name="P3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3" draw:text-style-name="P3" draw:layer="layout" svg:width="1.253cm" svg:height="1.486cm" svg:x="1.072cm" svg:y="2.008cm" svg:viewBox="0 0 1254 1487" draw:points="0,164 0,1487 1254,1324 1254,0">
          <text:p/>
        </draw:polygon>
        <draw:polygon draw:style-name="gr8" draw:text-style-name="P4" draw:layer="layout" svg:width="1.253cm" svg:height="1.486cm" svg:x="1.072cm" svg:y="2.008cm" svg:viewBox="0 0 1254 1487" draw:points="0,164 0,1487 1254,1324 1254,0">
          <text:p/>
        </draw:polygon>
        <draw:path draw:style-name="gr7" draw:text-style-name="P4" draw:layer="layout" svg:width="1.225cm" svg:height="1.292cm" svg:x="1.1cm" svg:y="2.104cm" svg:viewBox="0 0 1226 1293" svg:d="M0 1293l1226-174M0 156l1226-156">
          <text:p/>
        </draw:path>
        <draw:polygon draw:style-name="gr9" draw:text-style-name="P6" draw:layer="layout" svg:width="0.855cm" svg:height="1.449cm" svg:x="1.47cm" svg:y="1.882cm" svg:viewBox="0 0 856 1450" draw:points="856,126 0,0 0,1323 856,1450">
          <text:p/>
        </draw:polygon>
        <draw:path draw:style-name="gr6" draw:text-style-name="P3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4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0" draw:text-style-name="P3" draw:layer="layout" svg:width="11.074cm" svg:height="2.139cm" svg:x="9.194cm" svg:y="1.475cm" svg:viewBox="0 0 11075 2140" draw:points="11075,2140 0,2140 0,0 11075,0">
          <text:p/>
        </draw:polygon>
        <draw:path draw:style-name="gr10" draw:text-style-name="P3" draw:layer="layout" svg:width="0.074cm" svg:height="2.584cm" svg:x="9.12cm" svg:y="1.252cm" svg:viewBox="0 0 75 2585" svg:d="M0 0v2585c38-88 75-125 75-125v-2333c0 0-37-37-75-127z">
          <text:p/>
        </draw:path>
        <draw:path draw:style-name="gr11" draw:text-style-name="P4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0" draw:text-style-name="P3" draw:layer="layout" svg:width="0.074cm" svg:height="2.584cm" svg:x="20.268cm" svg:y="1.252cm" svg:viewBox="0 0 75 2585" svg:d="M75 0v2585c-38-88-75-125-75-125v-2333c0 0 37-37 75-127z">
          <text:p/>
        </draw:path>
        <draw:path draw:style-name="gr11" draw:text-style-name="P4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4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3" draw:text-style-name="P3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5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3" draw:text-style-name="P3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5" draw:text-style-name="P5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3" draw:text-style-name="P3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5" draw:text-style-name="P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3" draw:text-style-name="P3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3" draw:text-style-name="P3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5" draw:text-style-name="P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3" draw:text-style-name="P3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5" draw:text-style-name="P5" draw:layer="layout" svg:width="5.819cm" svg:height="1.753cm" svg:x="14.557cm" svg:y="7.225cm" svg:viewBox="0 0 5820 1754" svg:d="M5700 0l-5 9c-1 2-25 43-88 51-6-8-15-13-25-13-11 0-19 5-25 12-45-5-96-24-152-57l-4-2h-4982l-5 2c-56 33-106 52-151 57-6-7-15-12-25-12-11 0-20 5-26 13-63-8-86-49-87-51l-5-9h-120v1754h120l5-9c1-2 24-42 87-51 6 8 15 13 26 13 10 0 19-5 25-12 45 6 95 24 151 57l5 2h4982l4-2c56-33 107-51 152-57 6 7 14 12 25 12 10 0 19-5 25-13 63 9 87 49 88 51l5 9h120v-1754zM36 469c22 163 34 310 34 439v-61c0 129-12 276-34 438zM5784 1719h-64c-13-17-46-53-110-60-6-10-16-17-28-17-13 0-23 8-29 18-48 6-102 25-161 59h-4964c-59-34-113-53-162-59-5-10-16-18-28-18s-22 7-28 17c-64 7-98 43-110 60h-64v-317c34-209 52-396 52-555v61c0-159-18-346-52-555v-318h64c12 17 46 53 110 61 6 9 16 16 28 16s23-7 28-18c49-6 103-25 162-59h4964c59 34 113 53 161 59 6 11 16 18 29 18 12 0 22-7 28-16 64-8 97-44 110-61h64v318c-34 209-52 396-52 555v-61c0 159 18 346 52 555zM5784 1285c-23-162-34-309-34-438v61c0-129 11-276 34-439z">
          <text:p/>
        </draw:path>
        <draw:path draw:style-name="gr5" draw:text-style-name="P5" draw:layer="layout" svg:width="5.819cm" svg:height="1.753cm" svg:x="14.557cm" svg:y="9.19cm" svg:viewBox="0 0 5820 1754" svg:d="M5700 0l-5 9c-1 2-25 43-88 51-6-8-15-13-25-13-11 0-19 5-25 12-45-5-96-24-152-57l-4-2h-4982l-5 2c-56 33-106 52-151 57-6-7-15-12-25-12-11 0-20 5-26 13-63-8-86-49-87-51l-5-9h-120v1754h120l5-9c1-2 24-42 87-51 6 8 15 13 26 13 10 0 19-5 25-12 45 6 95 24 151 57l5 2h4982l4-2c56-33 107-51 152-57 6 7 14 12 25 12 10 0 19-5 25-13 63 9 87 49 88 51l5 9h120v-1754zM36 470c22 162 34 309 34 438v-61c0 129-12 276-34 438zM5784 1719h-64c-13-17-46-53-110-60-6-10-16-17-28-17-13 0-23 7-29 18-48 6-102 25-161 59h-4964c-59-34-113-53-162-59-5-11-16-18-28-18s-22 7-28 17c-64 7-98 43-110 60h-64v-317c34-210 52-396 52-555v61c0-159-18-345-52-555v-318h64c12 17 46 53 110 60 6 10 16 17 28 17s23-7 28-18c49-6 103-25 162-59h4964c59 34 113 53 161 59 6 11 16 18 29 18 12 0 22-7 28-17 64-7 97-43 110-60h64v318c-34 210-52 396-52 555v-61c0 159 18 345 52 555zM5784 1285c-23-162-34-309-34-438v61c0-129 11-276 34-438z">
          <text:p/>
        </draw:path>
        <draw:path draw:style-name="gr5" draw:text-style-name="P5" draw:layer="layout" svg:width="5.818cm" svg:height="1.754cm" svg:x="14.553cm" svg:y="11.123cm" svg:viewBox="0 0 5819 1755" svg:d="M12 1616c40 12 145 58 145 121v18h5504v-18c0-63 105-109 145-121l13-4v-1612l-120 1-5 9c-1 2-25 42-87 51-6-8-15-14-26-14-10 0-19 5-25 13-45-6-95-24-152-57l-4-3h-4982l-4 3c-57 33-107 51-152 57-6-8-15-13-25-13-11 0-20 6-26 14-62-9-86-49-87-51l-5-10h-119v1612zM69 1435c-19-33-30-58-34-66v-899c23 163 34 310 34 439zM190 1719c-14-75-118-119-155-133v-139c45 80 132 210 256 272zM5628 1719h-101c124-62 211-192 256-272v139c-36 14-141 58-155 133zM5783 1369c-4 8-15 33-34 66v-526c0-129 11-276 34-439zM99 36c12 17 46 52 110 60 6 10 16 16 28 16 13 0 23-7 29-17 48-6 102-26 161-59h4964c59 33 113 53 162 59 5 10 16 17 28 17s22-6 28-16c64-8 98-43 110-60h64v318c-34 209-52 396-52 555v555c-65 105-186 255-346 255h-4952c-160 0-281-150-346-255v-555c0-159-18-346-52-555v-318z">
          <text:p/>
        </draw:path>
        <draw:path draw:style-name="gr5" draw:text-style-name="P5" draw:layer="layout" svg:width="5.818cm" svg:height="2.254cm" svg:x="14.553cm" svg:y="4.78cm" svg:viewBox="0 0 5819 2255" svg:d="M5806 139c-40-12-145-58-145-121v-18h-5504v18c0 62-105 109-145 121l-12 4v2112h119l5-9c1-2 25-43 87-51 6 8 15 13 26 13 10 0 19-5 25-12 45 6 95 24 152 57l4 2h4982l4-2c57-33 107-51 152-57 6 7 15 12 25 12 11 0 20-5 26-13 62 8 86 49 87 51l5 9h120v-2112zM5749 320c19 33 30 58 34 66v1400c-23-162-34-309-34-438zM5628 35c14 76 118 120 155 134v139c-45-80-132-210-256-273zM190 35h101c-124 63-211 193-256 273v-139c36-14 141-58 155-134zM35 386c4-8 15-33 34-66v1028c0 129-11 276-34 438zM5719 2220c-12-17-46-53-110-60-6-10-16-17-28-17-13 0-23 7-29 18-48 6-102 25-161 59h-4964c-59-34-113-53-162-59-5-11-15-18-28-18-12 0-22 7-28 17-64 7-98 43-110 60h-64v-317c34-210 52-396 52-555v-1058c65-104 186-255 346-255h4952c160 0 281 151 346 256v1057c0 159 18 345 52 555v317z">
          <text:p/>
        </draw:path>
        <draw:polygon draw:style-name="gr3" draw:text-style-name="P3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5" draw:text-style-name="P5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3" draw:text-style-name="P3" draw:layer="layout" svg:width="2.727cm" svg:height="1.675cm" svg:x="7.916cm" svg:y="11.143cm" svg:viewBox="0 0 2728 1676" draw:points="2728,148 2728,1528 2579,1676 149,1676 0,1528 0,148 149,0 2579,0">
          <text:p/>
        </draw:polygon>
        <draw:path draw:style-name="gr5" draw:text-style-name="P5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5" draw:layer="layout" svg:width="1.238cm" svg:height="0.33cm" svg:x="12.199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5" draw:layer="layout" svg:width="1.238cm" svg:height="0.33cm" svg:x="12.199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5" draw:text-style-name="P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5" draw:text-style-name="P5" draw:layer="layout" svg:width="6.322cm" svg:height="0.956cm" svg:x="0.952cm" svg:y="20.667cm" svg:viewBox="0 0 6323 957" svg:d="M252 6c-158 106-252 283-252 472 0 190 94 367 252 473l9 6h614l9-6c33-22 63-47 90-75h5192l7-12c21-34 84-129 136-153l14-7v-452l-14-6c-52-24-115-118-136-152l-7-12h-5192c-27-28-57-53-90-76l-9-6h-614zM71 478c0-162 79-314 212-407h284c132 58 309 90 396 107 65 85 102 190 102 300 0 111-37 216-102 301-87 16-265 50-396 108h-284c-133-95-212-246-212-409zM5916 131c84 31 307 125 358 260l1 175c-52 135-275 229-359 261h-4617c-22-21-69-51-158-59 26-44 82-155 82-290s-56-246-82-289c89-8 136-39 158-58zM1111 191c17 27 86 145 86 287 0 143-69 260-86 288-17 0-35 0-54 1 51-86 79-185 79-289 0-103-28-202-79-288 19 1 37 1 54 1zM853 887h-147c89-36 165-60 230-75-24 28-52 53-83 75zM1039 796c109-10 175 10 213 31h-235c7-11 15-21 22-31zM6139 827h-152c92-40 224-110 288-205v53c-59 35-116 120-136 152zM6274 282v53c-63-96-195-165-287-204h152c20 31 77 115 135 151zM1252 131c-38 20-104 40-213 30-7-10-15-20-22-30zM936 145c-65-14-141-38-230-74h147c31 22 59 47 83 74z">
          <text:p/>
        </draw:path>
        <draw:path draw:style-name="gr3" draw:text-style-name="P3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3" draw:text-style-name="P3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3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3" draw:text-style-name="P3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1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3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3" draw:text-style-name="P3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1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3" draw:text-style-name="P3" draw:layer="layout" svg:width="1.825cm" svg:height="1.938cm" svg:x="1.104cm" svg:y="12.594cm" svg:viewBox="0 0 1826 1939" svg:d="M0 698c0 0 79 397 53 758 0 0-110 110 9 289l-10 194h861 862l-10-194c119-179 9-289 9-289-26-361 52-758 52-758l-50-38c11-20 39-142 39-142l-34-407c-101 41-167-111-167-111h-701-701c0 0-65 152-166 111l-34 407c0 0 28 122 39 142z">
          <text:p/>
        </draw:path>
        <draw:path draw:style-name="gr3" draw:text-style-name="P3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1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3" draw:text-style-name="P3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3" draw:text-style-name="P3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1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3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3" draw:text-style-name="P3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1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5" draw:layer="layout" svg:width="6.353cm" svg:height="6.324cm" svg:x="7.619cm" svg:y="20.747cm" svg:viewBox="0 0 6354 6325" svg:d="M6177 0h-6000l-177 177v5971l177 177h6000l177-177v-5971zM6305 197v137c-14-43-34-89-63-133v-2h-2c-40-61-98-116-179-150h96zM5993 6276h-5633c-92-22-166-73-221-151v-5924c48-68 119-127 222-152h5633c92 22 166 73 221 151v5925c-48 67-118 126-222 151zM49 414c11-50 30-112 63-172v5841c-5-10-12-20-17-31-23-49-37-98-46-139zM6242 242c6 10 12 20 17 31 24 49 38 98 46 139v5499c-10 50-29 112-63 172zM197 49h96c-81 34-138 89-179 150h-2v2c-28 44-49 90-63 133v-137zM49 6128v-137c14 43 35 89 63 133v2h2c41 61 98 116 179 150h-96zM6157 6276h-96c81-34 139-89 179-150h2v-2c29-44 49-90 63-133v137z">
          <text:p/>
        </draw:path>
        <draw:path draw:style-name="gr5" draw:text-style-name="P5" draw:layer="layout" svg:width="6.527cm" svg:height="7.022cm" svg:x="7.531cm" svg:y="13.421cm" svg:viewBox="0 0 6528 7023" svg:d="M6528 6287l-1-16-16-1c-1 0-56-6-71-142v-5984l-16-5c-39-12-142-57-142-117v-22h-6036v22c0 60-103 105-142 117l-15 5v5984c-16 136-71 142-71 142h-18v17c0 164 38 293 89 393v199l15 5c39 12 142 57 142 117v22h6036v-22c0-60 103-105 142-117l16-5v-199c50-100 88-229 88-393zM6450 6268c15 20 31 29 42 33-1 115-22 211-52 291v-339c3 5 6 10 10 15zM133 380c5-12 15-32 29-56v5788c0 119-10 255-29 404zM133 6640c31-199 47-376 47-528v-5818c58-94 162-225 299-250h5570c137 25 241 156 299 250v5818c0 152 16 329 47 528v48c-35 63-75 113-112 151-83 84-166 126-198 140h-5642c-46-20-205-103-310-292zM6395 6516c-19-149-29-285-29-404v-5788c14 25 24 44 29 56zM6395 176v128c-44-78-127-199-243-260h89c17 73 116 117 154 132zM287 44h89c-116 61-199 182-243 260v-128c39-15 137-59 154-132zM36 6301c11-4 27-13 42-33 4-5 7-10 11-15v340c-31-82-52-178-53-292zM133 6847v-91c29 44 59 80 88 109 53 53 105 90 145 114h-79c-17-73-115-117-154-132zM6241 6979h-79c40-24 92-61 145-114 29-29 59-65 88-109v91c-38 15-137 59-154 132z">
          <text:p/>
        </draw:path>
        <draw:path draw:style-name="gr5" draw:text-style-name="P5" draw:layer="layout" svg:width="6.521cm" svg:height="13.658cm" svg:x="14.199cm" svg:y="13.421cm" svg:viewBox="0 0 6522 13659" svg:d="M6439 12717v-12573l-15-5c-40-12-142-57-142-117v-22h-6037v22c0 60-102 105-142 117l-15 5v12554c-22 90-110 461-83 658l2 11 10 4c1 0 31 10 71 28v116l15 4c40 13 142 57 142 118v22h6037v-22c0-60 102-105 142-118l15-5v-117c38-17 65-26 66-26l10-4 2-11c26-186-50-525-78-639zM132 380c6-12 16-31 30-56v12423c0 120-10 255-30 404zM132 13275c32-198 48-376 48-528v-12453c58-94 162-225 299-250h5569c137 25 241 156 299 250v12453c0 152 16 330 48 528v103c-95 45-228 126-251 237h-5766c-23-109-151-190-246-235zM6365 324c14 25 24 44 30 56v12771c-20-149-30-284-30-404zM6395 176v128c-45-78-128-199-243-260h88c17 73 116 117 155 132zM287 44h88c-115 61-198 182-243 260v-128c39-15 138-59 155-132zM39 13341c-15-130 19-337 49-483v502c-21-9-39-15-49-19zM132 13483v-64c84 43 188 110 210 196h-55c-17-74-116-118-155-132zM6395 13483c-39 14-138 58-155 132h-59c22-87 129-156 214-198zM6483 13341c-9 3-25 9-44 17v-477c29 144 58 336 44 460z">
          <text:p/>
        </draw:path>
        <draw:path draw:style-name="gr5" draw:text-style-name="P5" draw:layer="layout" svg:width="6.35cm" svg:height="5.132cm" svg:x="0.952cm" svg:y="21.947cm" svg:viewBox="0 0 6351 5133" svg:d="M6351 106v-32h-101v-74h-44c0 0-18 25-65 25h-5931c-47 0-65-25-65-25h-44v74h-101v32c42 0 44 68 44 68v4742c0 0-2 68-44 68v32h44 57v117h44v-5078h6061v5023h-6061v55c0 0 18-26 65-26h5931c47 0 64 25 65 26h44v-117h57 44v-32c-42 0-44-68-44-68v-4742c0 0 2-68 44-68zM101 4916h-31v-4716h31zM6281 4916h-31v-4716h31z">
          <text:p/>
        </draw:path>
        <draw:path draw:style-name="gr3" draw:text-style-name="P3" draw:layer="layout" svg:width="1.176cm" svg:height="0.486cm" svg:x="7.472cm" svg:y="21.195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5" draw:layer="layout" svg:width="1.211cm" svg:height="0.522cm" svg:x="7.454cm" svg:y="21.177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3" draw:text-style-name="P3" draw:layer="layout" svg:width="1.503cm" svg:height="0.752cm" svg:x="7.854cm" svg:y="21.062cm" svg:viewBox="0 0 1504 753" draw:points="1504,463 1504,290 1274,0 231,0 0,290 0,463 231,753 1273,753">
          <text:p/>
        </draw:polygon>
        <draw:path draw:style-name="gr5" draw:text-style-name="P5" draw:layer="layout" svg:width="1.543cm" svg:height="0.792cm" svg:x="7.834cm" svg:y="21.042cm" svg:viewBox="0 0 1544 793" svg:d="M1303 793h-1062l-241-304v-186l241-303h1062l241 303v186zM261 753h1023l220-278v-158l-220-277h-1023l-221 277v158z">
          <text:p/>
        </draw:path>
        <draw:polygon draw:style-name="gr5" draw:text-style-name="P5" draw:layer="layout" svg:width="0.324cm" svg:height="0.39cm" svg:x="7.853cm" svg:y="21.055cm" svg:viewBox="0 0 325 391" draw:points="16,391 0,377 308,0 325,13">
          <text:p/>
        </draw:polygon>
        <draw:polygon draw:style-name="gr5" draw:text-style-name="P5" draw:layer="layout" svg:width="0.323cm" svg:height="0.39cm" svg:x="9.042cm" svg:y="21.055cm" svg:viewBox="0 0 324 391" draw:points="308,391 0,13 16,0 324,377">
          <text:p/>
        </draw:polygon>
        <draw:polygon draw:style-name="gr5" draw:text-style-name="P5" draw:layer="layout" svg:width="0.323cm" svg:height="0.39cm" svg:x="7.853cm" svg:y="21.431cm" svg:viewBox="0 0 324 391" draw:points="308,391 0,14 16,0 324,377">
          <text:p/>
        </draw:polygon>
        <draw:polygon draw:style-name="gr5" draw:text-style-name="P5" draw:layer="layout" svg:width="0.323cm" svg:height="0.39cm" svg:x="9.042cm" svg:y="21.431cm" svg:viewBox="0 0 324 391" draw:points="16,391 0,377 308,0 324,14">
          <text:p/>
        </draw:polygon>
        <draw:path draw:style-name="gr3" draw:text-style-name="P3" draw:layer="layout" svg:width="1.176cm" svg:height="0.486cm" svg:x="7.472cm" svg:y="23.026cm" svg:viewBox="0 0 1177 487" svg:d="M1033 63c-25 25-66 25-92 0-16-17-22-40-16-63h-672c5 23 0 46-17 63-25 25-66 25-92 0l-144 121v60 60l144 122c26-25 67-25 92 0 17 16 22 40 17 61h672c-6-21 0-45 16-61 26-25 67-25 92 0l144-122v-60-60z">
          <text:p/>
        </draw:path>
        <draw:path draw:style-name="gr5" draw:text-style-name="P5" draw:layer="layout" svg:width="1.211cm" svg:height="0.521cm" svg:x="7.454cm" svg:y="23.009cm" svg:viewBox="0 0 1212 522" svg:d="M965 522h-718l6-22c4-16-1-33-12-45-18-18-49-17-67 0l-11 12-163-137v-137l163-138 11 11c18 18 49 18 67 0 11-11 16-28 12-44l-6-22h718l-5 22c-4 16 0 33 12 44 18 18 49 18 66 0l12-11 162 138v137l-162 137-12-12c-18-17-48-17-66 0-12 12-16 29-12 45zM289 487h634c0-21 9-41 24-57 27-27 72-31 104-10l126-107v-104l-127-107c-31 20-76 16-103-11-15-15-24-35-24-56h-633c-1 21-9 41-24 56-27 27-73 31-104 11l-126 107v104l126 107c31-21 77-17 104 10 15 15 23 36 23 57z">
          <text:p/>
        </draw:path>
        <draw:polygon draw:style-name="gr3" draw:text-style-name="P3" draw:layer="layout" svg:width="1.503cm" svg:height="0.752cm" svg:x="7.854cm" svg:y="22.893cm" svg:viewBox="0 0 1504 753" draw:points="1504,463 1504,291 1274,0 231,0 0,291 0,463 231,753 1273,753">
          <text:p/>
        </draw:polygon>
        <draw:path draw:style-name="gr5" draw:text-style-name="P5" draw:layer="layout" svg:width="1.543cm" svg:height="0.792cm" svg:x="7.834cm" svg:y="22.873cm" svg:viewBox="0 0 1544 793" svg:d="M1303 793h-1062l-241-304v-186l241-303h1062l241 303v186zM261 754h1023l220-279v-158l-220-277h-1023l-221 277v158z">
          <text:p/>
        </draw:path>
        <draw:path draw:style-name="gr5" draw:text-style-name="P5" draw:layer="layout" svg:width="0.071cm" svg:height="0.335cm" svg:x="7.905cm" svg:y="23.102cm" svg:viewBox="0 0 72 336" svg:d="M18 336l-17-12c32-45 50-99 50-156 0-56-18-110-51-156l17-12c36 50 55 108 55 168 0 62-18 119-54 168z">
          <text:p/>
        </draw:path>
        <draw:path draw:style-name="gr5" draw:text-style-name="P5" draw:layer="layout" svg:width="0.071cm" svg:height="0.335cm" svg:x="9.235cm" svg:y="23.102cm" svg:viewBox="0 0 72 336" svg:d="M54 336c-35-49-54-106-54-168 0-60 19-118 55-168l17 12c-33 46-51 100-51 156 0 57 17 111 50 156z">
          <text:p/>
        </draw:path>
        <draw:path draw:style-name="gr5" draw:text-style-name="P5" draw:layer="layout" svg:width="0.403cm" svg:height="0.287cm" svg:x="7.936cm" svg:y="22.883cm" svg:viewBox="0 0 404 288" svg:d="M20 288l-20-5c0-3 16-72 97-111 6-32 46-172 307-172v21c-273 0-286 157-287 159v6l-6 3c-76 35-91 98-91 99z">
          <text:p/>
        </draw:path>
        <draw:path draw:style-name="gr5" draw:text-style-name="P5" draw:layer="layout" svg:width="0.403cm" svg:height="0.287cm" svg:x="8.874cm" svg:y="22.883cm" svg:viewBox="0 0 404 288" svg:d="M383 288c0-3-15-65-91-99l-6-3v-6c-1-7-15-159-286-159v-21c260 0 300 140 306 172 81 39 97 108 98 111z">
          <text:p/>
        </draw:path>
        <draw:path draw:style-name="gr3" draw:text-style-name="P3" draw:layer="layout" svg:width="0.049cm" svg:height="0.049cm" svg:x="9.219cm" svg:y="23.245cm" svg:viewBox="0 0 50 50" svg:d="M50 25c0-13-11-25-24-25-15 0-26 12-26 25 0 14 11 25 26 25 13 0 24-11 24-25z">
          <text:p/>
        </draw:path>
        <draw:path draw:style-name="gr5" draw:text-style-name="P5" draw:layer="layout" svg:width="0.067cm" svg:height="0.067cm" svg:x="9.21cm" svg:y="23.236cm" svg:viewBox="0 0 68 68" svg:d="M34 68c-19 0-34-15-34-34 1-19 15-34 34-34 9 0 17 4 23 10 7 6 11 14 11 24 0 19-16 34-34 34zM34 18c-9 0-16 7-16 16s7 16 16 16c8 0 15-7 15-16 0-5-1-9-4-12s-7-4-11-4z">
          <text:p/>
        </draw:path>
        <draw:path draw:style-name="gr3" draw:text-style-name="P3" draw:layer="layout" svg:width="0.049cm" svg:height="0.049cm" svg:x="7.943cm" svg:y="23.245cm" svg:viewBox="0 0 50 50" svg:d="M50 25c0-13-11-25-24-25-14 0-26 12-26 25 0 14 12 25 26 25 13 0 24-11 24-25z">
          <text:p/>
        </draw:path>
        <draw:path draw:style-name="gr5" draw:text-style-name="P5" draw:layer="layout" svg:width="0.067cm" svg:height="0.067cm" svg:x="7.934cm" svg:y="23.236cm" svg:viewBox="0 0 68 68" svg:d="M35 68c-20 0-35-15-35-34 1-19 15-34 35-34 9 0 17 4 23 10s10 14 10 24c0 19-15 34-33 34zM35 18c-9 0-17 7-17 16s8 16 17 16c8 0 15-7 15-16 0-5-1-9-4-12s-7-4-11-4z">
          <text:p/>
        </draw:path>
        <draw:path draw:style-name="gr5" draw:text-style-name="P5" draw:layer="layout" svg:width="0.403cm" svg:height="0.287cm" svg:x="7.936cm" svg:y="23.369cm" svg:viewBox="0 0 404 288" svg:d="M404 288c-261 0-301-140-307-172-81-39-97-109-97-112l20-4c1 2 15 65 91 99l6 3v6c1 6 15 159 287 159z">
          <text:p/>
        </draw:path>
        <draw:path draw:style-name="gr5" draw:text-style-name="P5" draw:layer="layout" svg:width="0.403cm" svg:height="0.287cm" svg:x="8.874cm" svg:y="23.369cm" svg:viewBox="0 0 404 288" svg:d="M0 288v-21c273 0 286-158 286-159v-6l6-3c76-34 91-99 91-99l21 4c-1 3-17 73-98 112-6 32-46 172-306 172z">
          <text:p/>
        </draw:path>
        <draw:path draw:style-name="gr3" draw:text-style-name="P3" draw:layer="layout" svg:width="1.176cm" svg:height="0.486cm" svg:x="7.472cm" svg:y="24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5" draw:layer="layout" svg:width="1.211cm" svg:height="0.521cm" svg:x="7.454cm" svg:y="24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3" draw:text-style-name="P3" draw:layer="layout" svg:width="1.503cm" svg:height="0.753cm" svg:x="7.854cm" svg:y="24.724cm" svg:viewBox="0 0 1504 754" draw:points="1504,462 1504,291 1274,0 231,0 0,291 0,462 231,754 1273,754">
          <text:p/>
        </draw:polygon>
        <draw:path draw:style-name="gr5" draw:text-style-name="P5" draw:layer="layout" svg:width="1.543cm" svg:height="0.792cm" svg:x="7.834cm" svg:y="24.705cm" svg:viewBox="0 0 1544 793" svg:d="M1303 793h-1062l-241-304v-185l241-304h1062l241 304v185zM261 753h1023l220-278v-157l-220-279h-1023l-221 279v157z">
          <text:p/>
        </draw:path>
        <draw:path draw:style-name="gr5" draw:text-style-name="P5" draw:layer="layout" svg:width="0.071cm" svg:height="0.336cm" svg:x="7.905cm" svg:y="24.933cm" svg:viewBox="0 0 72 337" svg:d="M18 337l-17-13c32-45 50-99 50-154 0-57-18-111-51-157l17-13c36 51 55 109 55 170 0 60-18 118-54 167z">
          <text:p/>
        </draw:path>
        <draw:path draw:style-name="gr3" draw:text-style-name="P3" draw:layer="layout" svg:width="0.139cm" svg:height="0.092cm" svg:x="7.869cm" svg:y="25.055cm" svg:viewBox="0 0 140 93" svg:d="M75 89c6 2 12 4 19 4 25 0 46-21 46-46s-21-47-46-47c-7 0-13 2-19 4l-3 2c-1 1-3 1-4 2l-68 39 68 38c1 1 3 1 4 2z">
          <text:p/>
        </draw:path>
        <draw:path draw:style-name="gr5" draw:text-style-name="P5" draw:layer="layout" svg:width="0.166cm" svg:height="0.11cm" svg:x="7.851cm" svg:y="25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5" draw:layer="layout" svg:width="0.22cm" svg:height="0.352cm" svg:x="7.979cm" svg:y="24.717cm" svg:viewBox="0 0 221 353" svg:d="M5 353c-1-2-14-51 4-120 18-63 67-155 203-233l9 15c-249 145-201 326-199 333z">
          <text:p/>
        </draw:path>
        <draw:path draw:style-name="gr5" draw:text-style-name="P5" draw:layer="layout" svg:width="0.22cm" svg:height="0.352cm" svg:x="7.979cm" svg:y="25.132cm" svg:viewBox="0 0 221 353" svg:d="M212 353c-136-78-185-169-203-232-18-68-4-119-4-121l17 5c-2 8-50 189 199 333z">
          <text:p/>
        </draw:path>
        <draw:path draw:style-name="gr5" draw:text-style-name="P5" draw:layer="layout" svg:width="0.469cm" svg:height="0.098cm" svg:x="8.073cm" svg:y="25.381cm" svg:viewBox="0 0 470 99" svg:d="M469 99l-18-4c1-1 5-25-12-41-15-14-52-27-140-3-188 50-295-34-299-38l11-13c1 0 104 80 284 34 77-21 130-18 157 8 23 23 17 55 17 57z">
          <text:p/>
        </draw:path>
        <draw:path draw:style-name="gr5" draw:text-style-name="P5" draw:layer="layout" svg:width="0.071cm" svg:height="0.336cm" svg:x="9.235cm" svg:y="24.933cm" svg:viewBox="0 0 72 337" svg:d="M54 337c-35-49-54-107-54-167 0-61 19-119 55-170l17 13c-33 46-51 100-51 157 0 56 17 109 50 154z">
          <text:p/>
        </draw:path>
        <draw:path draw:style-name="gr3" draw:text-style-name="P3" draw:layer="layout" svg:width="0.14cm" svg:height="0.092cm" svg:x="9.203cm" svg:y="25.055cm" svg:viewBox="0 0 141 93" svg:d="M65 89c-6 2-12 4-18 4-27 0-47-21-47-46s20-47 47-47c6 0 12 2 18 4l3 2c2 1 3 1 4 2l69 39-69 38c-1 1-2 1-4 2z">
          <text:p/>
        </draw:path>
        <draw:path draw:style-name="gr5" draw:text-style-name="P5" draw:layer="layout" svg:width="0.167cm" svg:height="0.11cm" svg:x="9.194cm" svg:y="25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5" draw:layer="layout" svg:width="0.221cm" svg:height="0.352cm" svg:x="9.012cm" svg:y="24.717cm" svg:viewBox="0 0 222 353" svg:d="M216 353l-17-5c3-7 51-188-199-333l9-15c137 78 186 170 203 233 19 69 5 118 4 120z">
          <text:p/>
        </draw:path>
        <draw:path draw:style-name="gr5" draw:text-style-name="P5" draw:layer="layout" svg:width="0.221cm" svg:height="0.352cm" svg:x="9.012cm" svg:y="25.132cm" svg:viewBox="0 0 222 353" svg:d="M9 353l-9-15c250-144 202-325 199-333l17-5c1 2 15 53-4 121-17 63-66 154-203 232z">
          <text:p/>
        </draw:path>
        <draw:path draw:style-name="gr5" draw:text-style-name="P5" draw:layer="layout" svg:width="0.469cm" svg:height="0.098cm" svg:x="8.67cm" svg:y="25.381cm" svg:viewBox="0 0 470 99" svg:d="M1 99c-1-2-7-34 18-57 27-26 79-29 157-8 178 46 282-34 283-34l11 13c-5 4-111 88-299 38-88-24-125-11-140 4-17 16-12 40-12 40z">
          <text:p/>
        </draw:path>
        <draw:path draw:style-name="gr5" draw:text-style-name="P5" draw:layer="layout" svg:width="0.469cm" svg:height="0.097cm" svg:x="8.073cm" svg:y="24.723cm" svg:viewBox="0 0 470 98" svg:d="M11 98l-11-13c4-4 111-88 299-39 89 25 125 11 140-3 17-17 13-40 13-40l17-3c0 1 6 32-17 55-27 27-80 30-157 10-180-48-283 33-284 33z">
          <text:p/>
        </draw:path>
        <draw:path draw:style-name="gr5" draw:text-style-name="P5" draw:layer="layout" svg:width="0.469cm" svg:height="0.097cm" svg:x="8.67cm" svg:y="24.723cm" svg:viewBox="0 0 470 98" svg:d="M459 98c-1 0-105-81-283-33-78 20-130 17-157-10-25-23-19-54-18-55l18 3c0 1-5 24 12 40 15 14 52 28 140 3 188-49 294 35 299 39z">
          <text:p/>
        </draw:path>
        <draw:path draw:style-name="gr3" draw:text-style-name="P3" draw:layer="layout" svg:width="1.176cm" svg:height="0.486cm" svg:x="7.472cm" svg:y="23.942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5" draw:layer="layout" svg:width="1.211cm" svg:height="0.522cm" svg:x="7.454cm" svg:y="23.92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3" draw:text-style-name="P3" draw:layer="layout" svg:width="1.503cm" svg:height="0.752cm" svg:x="7.854cm" svg:y="23.809cm" svg:viewBox="0 0 1504 753" draw:points="1504,462 1504,290 1274,0 231,0 0,290 0,462 231,753 1273,753">
          <text:p/>
        </draw:polygon>
        <draw:path draw:style-name="gr5" draw:text-style-name="P5" draw:layer="layout" svg:width="1.543cm" svg:height="0.792cm" svg:x="7.834cm" svg:y="23.789cm" svg:viewBox="0 0 1544 793" svg:d="M1303 793h-1062l-241-303v-187l241-303h1062l241 303v187zM261 753h1023l220-277v-159l-220-277h-1023l-221 277v159z">
          <text:p/>
        </draw:path>
        <draw:path draw:style-name="gr5" draw:text-style-name="P5" draw:layer="layout" svg:width="0.071cm" svg:height="0.335cm" svg:x="7.905cm" svg:y="24.018cm" svg:viewBox="0 0 72 336" svg:d="M18 336l-17-12c32-46 50-100 50-156s-18-110-51-156l17-12c36 49 55 107 55 168 0 60-18 119-54 168z">
          <text:p/>
        </draw:path>
        <draw:path draw:style-name="gr5" draw:text-style-name="P5" draw:layer="layout" svg:width="0.071cm" svg:height="0.335cm" svg:x="9.235cm" svg:y="24.018cm" svg:viewBox="0 0 72 336" svg:d="M54 336c-35-49-54-108-54-168 0-61 19-119 55-168l17 12c-33 46-51 100-51 156s17 110 50 156z">
          <text:p/>
        </draw:path>
        <draw:path draw:style-name="gr3" draw:text-style-name="P3" draw:layer="layout" svg:width="0.069cm" svg:height="0.069cm" svg:x="7.933cm" svg:y="24.15cm" svg:viewBox="0 0 70 70" svg:d="M0 36c0-20 16-36 35-36 20 0 35 16 35 36 0 19-15 34-35 34-19 0-35-15-35-34z">
          <text:p/>
        </draw:path>
        <draw:path draw:style-name="gr5" draw:text-style-name="P5" draw:layer="layout" svg:width="0.087cm" svg:height="0.086cm" svg:x="7.924cm" svg:y="24.142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3" draw:text-style-name="P3" draw:layer="layout" svg:width="0.069cm" svg:height="0.069cm" svg:x="9.209cm" svg:y="24.15cm" svg:viewBox="0 0 70 70" svg:d="M70 36c0-20-15-36-34-36s-36 16-36 36c0 19 17 34 36 34s34-15 34-34z">
          <text:p/>
        </draw:path>
        <draw:path draw:style-name="gr5" draw:text-style-name="P5" draw:layer="layout" svg:width="0.087cm" svg:height="0.086cm" svg:x="9.2cm" svg:y="24.142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5" draw:layer="layout" svg:width="0.082cm" svg:height="0.095cm" svg:x="9.263cm" svg:y="24.071cm" svg:viewBox="0 0 83 96" svg:d="M19 96l-19-2c1-3 10-69 76-94l7 16c-56 22-64 79-64 80z">
          <text:p/>
        </draw:path>
        <draw:path draw:style-name="gr5" draw:text-style-name="P5" draw:layer="layout" svg:width="0.325cm" svg:height="0.282cm" svg:x="8.949cm" svg:y="23.803cm" svg:viewBox="0 0 326 283" svg:d="M311 283l-138-178c-1 0-29-28-74 2l-6 5-93-100 13-12 83 89c54-32 90 5 90 5l140 178z">
          <text:p/>
        </draw:path>
        <draw:path draw:style-name="gr5" draw:text-style-name="P5" draw:layer="layout" svg:width="0.082cm" svg:height="0.096cm" svg:x="9.263cm" svg:y="24.204cm" svg:viewBox="0 0 83 97" svg:d="M76 97c-66-26-75-91-76-94l19-3c0 3 9 58 64 79z">
          <text:p/>
        </draw:path>
        <draw:path draw:style-name="gr5" draw:text-style-name="P5" draw:layer="layout" svg:width="0.325cm" svg:height="0.282cm" svg:x="8.949cm" svg:y="24.285cm" svg:viewBox="0 0 326 283" svg:d="M13 283l-13-12 93-100 6 4c46 31 73 3 74 2l138-177 15 11-139 177c-1 1-37 38-91 6z">
          <text:p/>
        </draw:path>
        <draw:path draw:style-name="gr5" draw:text-style-name="P5" draw:layer="layout" svg:width="0.082cm" svg:height="0.095cm" svg:x="7.868cm" svg:y="24.071cm" svg:viewBox="0 0 83 96" svg:d="M65 96c0-2-9-58-65-80l7-16c66 25 75 91 76 94z">
          <text:p/>
        </draw:path>
        <draw:path draw:style-name="gr5" draw:text-style-name="P5" draw:layer="layout" svg:width="0.325cm" svg:height="0.282cm" svg:x="7.939cm" svg:y="23.803cm" svg:viewBox="0 0 326 283" svg:d="M14 283l-14-11 139-177c1-1 37-38 91-6l83-89 13 12-93 100-6-5c-46-30-73-2-75-1z">
          <text:p/>
        </draw:path>
        <draw:path draw:style-name="gr5" draw:text-style-name="P5" draw:layer="layout" svg:width="0.082cm" svg:height="0.096cm" svg:x="7.868cm" svg:y="24.204cm" svg:viewBox="0 0 83 97" svg:d="M7 97l-7-18c57-21 65-79 65-79l18 3c-1 3-10 68-76 94z">
          <text:p/>
        </draw:path>
        <draw:path draw:style-name="gr5" draw:text-style-name="P5" draw:layer="layout" svg:width="0.325cm" svg:height="0.282cm" svg:x="7.939cm" svg:y="24.285cm" svg:viewBox="0 0 326 283" svg:d="M313 283l-83-89c-54 32-90-5-90-5l-140-178 14-11 139 177c1 1 29 29 74-2l6-4 93 100z">
          <text:p/>
        </draw:path>
        <draw:path draw:style-name="gr3" draw:text-style-name="P3" draw:layer="layout" svg:width="1.176cm" svg:height="0.486cm" svg:x="7.472cm" svg:y="22.111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5" draw:layer="layout" svg:width="1.211cm" svg:height="0.521cm" svg:x="7.454cm" svg:y="22.093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3" draw:text-style-name="P3" draw:layer="layout" svg:width="1.503cm" svg:height="0.753cm" svg:x="7.854cm" svg:y="21.977cm" svg:viewBox="0 0 1504 754" draw:points="1504,463 1504,292 1274,0 231,0 0,292 0,463 231,754 1273,754">
          <text:p/>
        </draw:polygon>
        <draw:path draw:style-name="gr5" draw:text-style-name="P5" draw:layer="layout" svg:width="1.543cm" svg:height="0.792cm" svg:x="7.834cm" svg:y="21.958cm" svg:viewBox="0 0 1544 793" svg:d="M1303 793h-1062l-241-305v-185l241-303h1062l241 303v185zM261 753h1023l220-279v-157l-220-278h-1023l-221 278v157z">
          <text:p/>
        </draw:path>
        <draw:path draw:style-name="gr5" draw:text-style-name="P5" draw:layer="layout" svg:width="0.069cm" svg:height="0.069cm" svg:x="7.933cm" svg:y="22.319cm" svg:viewBox="0 0 70 70" svg:d="M0 36c0-19 16-36 35-36 20 0 35 17 35 36s-15 34-35 34c-19 0-35-15-35-34z">
          <text:p/>
        </draw:path>
        <draw:polygon draw:style-name="gr5" draw:text-style-name="P5" draw:layer="layout" svg:width="0.238cm" svg:height="0.285cm" svg:x="7.938cm" svg:y="22.451cm" svg:viewBox="0 0 239 286" draw:points="223,286 0,14 16,0 239,273">
          <text:p/>
        </draw:polygon>
        <draw:polygon draw:style-name="gr5" draw:text-style-name="P5" draw:layer="layout" svg:width="0.24cm" svg:height="0.285cm" svg:x="7.937cm" svg:y="21.971cm" svg:viewBox="0 0 241 286" draw:points="16,286 0,273 224,0 241,13">
          <text:p/>
        </draw:polygon>
        <draw:path draw:style-name="gr5" draw:text-style-name="P5" draw:layer="layout" svg:width="0.071cm" svg:height="0.336cm" svg:x="7.905cm" svg:y="22.186cm" svg:viewBox="0 0 72 337" svg:d="M18 337l-17-13c32-45 50-98 50-154 0-57-18-111-51-157l17-13c36 50 55 109 55 170 0 60-18 118-54 167z">
          <text:p/>
        </draw:path>
        <draw:path draw:style-name="gr5" draw:text-style-name="P5" draw:layer="layout" svg:width="0.069cm" svg:height="0.069cm" svg:x="9.209cm" svg:y="22.319cm" svg:viewBox="0 0 70 70" svg:d="M70 36c0-19-15-36-34-36s-36 17-36 36 17 34 36 34 34-15 34-34z">
          <text:p/>
        </draw:path>
        <draw:polygon draw:style-name="gr5" draw:text-style-name="P5" draw:layer="layout" svg:width="0.24cm" svg:height="0.285cm" svg:x="9.035cm" svg:y="22.451cm" svg:viewBox="0 0 241 286" draw:points="16,286 0,273 224,0 241,13">
          <text:p/>
        </draw:polygon>
        <draw:polygon draw:style-name="gr5" draw:text-style-name="P5" draw:layer="layout" svg:width="0.24cm" svg:height="0.285cm" svg:x="9.035cm" svg:y="21.971cm" svg:viewBox="0 0 241 286" draw:points="224,286 0,13 16,0 241,272">
          <text:p/>
        </draw:polygon>
        <draw:path draw:style-name="gr5" draw:text-style-name="P5" draw:layer="layout" svg:width="0.071cm" svg:height="0.336cm" svg:x="9.235cm" svg:y="22.186cm" svg:viewBox="0 0 72 337" svg:d="M54 337c-35-49-54-107-54-167 0-61 19-120 55-170l17 13c-33 46-51 100-51 157 0 56 17 109 50 154z">
          <text:p/>
        </draw:path>
        <draw:line draw:style-name="gr4" draw:text-style-name="P4" draw:layer="layout" svg:x1="9.525cm" svg:y1="2.251cm" svg:x2="20.04cm" svg:y2="2.251cm">
          <text:p/>
        </draw:line>
        <draw:line draw:style-name="gr4" draw:text-style-name="P4" draw:layer="layout" svg:x1="9.525cm" svg:y1="3.171cm" svg:x2="20.04cm" svg:y2="3.171cm">
          <text:p/>
        </draw:line>
        <draw:frame draw:style-name="gr12" draw:text-style-name="P8" draw:layer="layout" svg:width="0.671cm" svg:height="0.335cm" svg:x="9.55cm" svg:y="3.134cm">
          <draw:text-box>
            <text:p text:style-name="P7"><text:span text:style-name="T1">ΦΥΛΗ</text:span></text:p>
          </draw:text-box>
        </draw:frame>
        <draw:frame draw:style-name="gr12" draw:text-style-name="P8" draw:layer="layout" svg:width="2.131cm" svg:height="0.335cm" svg:x="9.55cm" svg:y="2.214cm">
          <draw:text-box>
            <text:p text:style-name="P7"><text:span text:style-name="T1">Κ</text:span><text:span text:style-name="T1">Λ</text:span><text:span text:style-name="T1">Α</text:span><text:span text:style-name="T1">Σ</text:span><text:span text:style-name="T1">Η</text:span><text:span text:style-name="T1"> </text:span><text:span text:style-name="T1">&amp;</text:span><text:span text:style-name="T1"> </text:span><text:span text:style-name="T1">Ε</text:span><text:span text:style-name="T1">Π</text:span><text:span text:style-name="T1">Ι</text:span><text:span text:style-name="T1">Π</text:span><text:span text:style-name="T1">Ε</text:span><text:span text:style-name="T1">Δ</text:span><text:span text:style-name="T1">Ο</text:span></text:p>
          </draw:text-box>
        </draw:frame>
        <draw:frame draw:style-name="gr12" draw:text-style-name="P8" draw:layer="layout" svg:width="1.022cm" svg:height="0.335cm" svg:x="16.942cm" svg:y="2.214cm">
          <draw:text-box>
            <text:p text:style-name="P7"><text:span text:style-name="T1">ΠΑΙΧΤΗΣ</text:span></text:p>
          </draw:text-box>
        </draw:frame>
        <draw:frame draw:style-name="gr12" draw:text-style-name="P8" draw:layer="layout" svg:width="2.394cm" svg:height="0.335cm" svg:x="2.436cm" svg:y="3.141cm">
          <draw:text-box>
            <text:p text:style-name="P7"><text:span text:style-name="T1">ΟΝΟΜΑ </text:span><text:span text:style-name="T1">ΧΑΡΑΚΤΗΡΑ</text:span></text:p>
          </draw:text-box>
        </draw:frame>
        <draw:frame draw:style-name="gr12" draw:text-style-name="P8" draw:layer="layout" svg:width="1.336cm" svg:height="0.335cm" svg:x="13.528cm" svg:y="2.214cm">
          <draw:text-box>
            <text:p text:style-name="P7"><text:span text:style-name="T1">Π</text:span><text:span text:style-name="T1">Α</text:span><text:span text:style-name="T1">Ρ</text:span><text:span text:style-name="T1">Ε</text:span><text:span text:style-name="T1">Λ</text:span><text:span text:style-name="T1">Θ</text:span><text:span text:style-name="T1">Ο</text:span><text:span text:style-name="T1">Ν</text:span></text:p>
          </draw:text-box>
        </draw:frame>
        <draw:frame draw:style-name="gr12" draw:text-style-name="P8" draw:layer="layout" svg:width="1.149cm" svg:height="0.335cm" svg:x="16.941cm" svg:y="3.141cm">
          <draw:text-box>
            <text:p text:style-name="P7"><text:span text:style-name="T1">Ε</text:span><text:span text:style-name="T1">Μ</text:span><text:span text:style-name="T1">Π</text:span><text:span text:style-name="T1">Ε</text:span><text:span text:style-name="T1">Ι</text:span><text:span text:style-name="T1">Ρ</text:span><text:span text:style-name="T1">Ι</text:span><text:span text:style-name="T1">Α</text:span></text:p>
          </draw:text-box>
        </draw:frame>
        <draw:frame draw:style-name="gr12" draw:text-style-name="P8" draw:layer="layout" svg:width="0.705cm" svg:height="0.335cm" svg:x="13.528cm" svg:y="3.134cm">
          <draw:text-box>
            <text:p text:style-name="P7"><text:span text:style-name="T1">ΗΘΟΣ</text:span></text:p>
          </draw:text-box>
        </draw:frame>
        <draw:frame draw:style-name="gr13" draw:text-style-name="P9" draw:layer="layout" svg:width="9.815cm" svg:height="0.263cm" svg:x="6.157cm" svg:y="27.298cm">
          <draw:text-box>
            <text:p text:style-name="P7"><text:span text:style-name="T2">TM &amp; © </text:span><text:span text:style-name="T2">2014 </text:span><text:span text:style-name="T2">Wizards </text:span><text:span text:style-name="T2">of the </text:span><text:span text:style-name="T2">Coast </text:span><text:span text:style-name="T2">LLC. </text:span><text:span text:style-name="T2">Permiss</text:span><text:span text:style-name="T2">ion is </text:span><text:span text:style-name="T2">granted </text:span><text:span text:style-name="T2">to </text:span><text:span text:style-name="T2">photoco</text:span><text:span text:style-name="T2">py this </text:span><text:span text:style-name="T2">docume</text:span><text:span text:style-name="T2">nt for </text:span><text:span text:style-name="T2">persona</text:span><text:span text:style-name="T2">l use.</text:span></text:p>
          </draw:text-box>
        </draw:frame>
        <draw:line draw:style-name="gr4" draw:text-style-name="P4" draw:layer="layout" svg:x1="9.8cm" svg:y1="7.319cm" svg:x2="13.4cm" svg:y2="7.319cm">
          <text:p/>
        </draw:line>
        <draw:line draw:style-name="gr4" draw:text-style-name="P4" draw:layer="layout" svg:x1="8.71cm" svg:y1="11.573cm" svg:x2="10.396cm" svg:y2="11.573cm">
          <text:p/>
        </draw:line>
        <draw:path draw:style-name="gr3" draw:text-style-name="P3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12" draw:text-style-name="P8" draw:layer="layout" svg:width="1.606cm" svg:height="0.335cm" svg:x="8.105cm" svg:y="7.043cm">
          <draw:text-box>
            <text:p text:style-name="P7"><text:span text:style-name="T3">Μ</text:span><text:span text:style-name="T3">Ε</text:span><text:span text:style-name="T3">Γ</text:span><text:span text:style-name="T3">Ι</text:span><text:span text:style-name="T3">Σ</text:span><text:span text:style-name="T3">Τ</text:span><text:span text:style-name="T3">Η</text:span><text:span text:style-name="T3"> </text:span><text:span text:style-name="T3">Ζ</text:span><text:span text:style-name="T3">Ω</text:span><text:span text:style-name="T3">Η</text:span></text:p>
          </draw:text-box>
        </draw:frame>
        <draw:line draw:style-name="gr14" draw:text-style-name="P4" draw:layer="layout" svg:x1="3.986cm" svg:y1="7.598cm" svg:x2="4.488cm" svg:y2="7.598cm">
          <text:p/>
        </draw:line>
        <draw:frame draw:style-name="gr12" draw:text-style-name="P8" draw:layer="layout" svg:width="0.246cm" svg:height="0.335cm" svg:x="3.798cm" svg:y="7.308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88cm" svg:y="7.343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12" draw:text-style-name="P8" draw:layer="layout" svg:width="0.891cm" svg:height="0.335cm" svg:x="4.621cm" svg:y="7.273cm">
          <draw:text-box>
            <text:p text:style-name="P7"><text:span text:style-name="T1">Δ</text:span><text:span text:style-name="T1">ύ</text:span><text:span text:style-name="T1">ν</text:span><text:span text:style-name="T1">α</text:span><text:span text:style-name="T1">μ</text:span><text:span text:style-name="T1">η</text:span></text:p>
          </draw:text-box>
        </draw:frame>
        <draw:line draw:style-name="gr14" draw:text-style-name="P4" draw:layer="layout" svg:x1="3.986cm" svg:y1="8.074cm" svg:x2="4.488cm" svg:y2="8.074cm">
          <text:p/>
        </draw:line>
        <draw:frame draw:style-name="gr12" draw:text-style-name="P8" draw:layer="layout" svg:width="0.246cm" svg:height="0.335cm" svg:x="3.798cm" svg:y="7.784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88cm" svg:y="7.819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5" draw:text-style-name="P5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12" draw:text-style-name="P8" draw:layer="layout" svg:width="1.183cm" svg:height="0.335cm" svg:x="4.621cm" svg:y="7.749cm">
          <draw:text-box>
            <text:p text:style-name="P7"><text:span text:style-name="T1">Ε</text:span><text:span text:style-name="T1">υ</text:span><text:span text:style-name="T1">κ</text:span><text:span text:style-name="T1">ι</text:span><text:span text:style-name="T1">ν</text:span><text:span text:style-name="T1">η</text:span><text:span text:style-name="T1">σ</text:span><text:span text:style-name="T1">ί</text:span><text:span text:style-name="T1">α</text:span></text:p>
          </draw:text-box>
        </draw:frame>
        <draw:line draw:style-name="gr14" draw:text-style-name="P4" draw:layer="layout" svg:x1="3.986cm" svg:y1="8.55cm" svg:x2="4.488cm" svg:y2="8.55cm">
          <text:p/>
        </draw:line>
        <draw:frame draw:style-name="gr12" draw:text-style-name="P8" draw:layer="layout" svg:width="0.246cm" svg:height="0.335cm" svg:x="3.798cm" svg:y="8.26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88cm" svg:y="8.296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5" draw:text-style-name="P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12" draw:text-style-name="P8" draw:layer="layout" svg:width="0.76cm" svg:height="0.335cm" svg:x="4.621cm" svg:y="8.225cm">
          <draw:text-box>
            <text:p text:style-name="P7"><text:span text:style-name="T1">Κράση</text:span></text:p>
          </draw:text-box>
        </draw:frame>
        <draw:line draw:style-name="gr14" draw:text-style-name="P4" draw:layer="layout" svg:x1="3.986cm" svg:y1="9.027cm" svg:x2="4.488cm" svg:y2="9.027cm">
          <text:p/>
        </draw:line>
        <draw:frame draw:style-name="gr12" draw:text-style-name="P8" draw:layer="layout" svg:width="0.246cm" svg:height="0.335cm" svg:x="3.798cm" svg:y="8.737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88cm" svg:y="8.772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12" draw:text-style-name="P8" draw:layer="layout" svg:width="0.857cm" svg:height="0.335cm" svg:x="4.621cm" svg:y="8.701cm">
          <draw:text-box>
            <text:p text:style-name="P7"><text:span text:style-name="T1">Ε</text:span><text:span text:style-name="T1">υ</text:span><text:span text:style-name="T1">φ</text:span><text:span text:style-name="T1">υ</text:span><text:span text:style-name="T1">ί</text:span><text:span text:style-name="T1">α</text:span></text:p>
          </draw:text-box>
        </draw:frame>
        <draw:line draw:style-name="gr14" draw:text-style-name="P4" draw:layer="layout" svg:x1="3.986cm" svg:y1="9.503cm" svg:x2="4.488cm" svg:y2="9.503cm">
          <text:p/>
        </draw:line>
        <draw:frame draw:style-name="gr12" draw:text-style-name="P8" draw:layer="layout" svg:width="0.246cm" svg:height="0.335cm" svg:x="3.798cm" svg:y="9.213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88cm" svg:y="9.248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12" draw:text-style-name="P8" draw:layer="layout" svg:width="0.705cm" svg:height="0.335cm" svg:x="4.621cm" svg:y="9.178cm">
          <draw:text-box>
            <text:p text:style-name="P7"><text:span text:style-name="T1">Σ</text:span><text:span text:style-name="T1">ο</text:span><text:span text:style-name="T1">φ</text:span><text:span text:style-name="T1">ί</text:span><text:span text:style-name="T1">α</text:span></text:p>
          </draw:text-box>
        </draw:frame>
        <draw:line draw:style-name="gr14" draw:text-style-name="P4" draw:layer="layout" svg:x1="3.986cm" svg:y1="9.979cm" svg:x2="4.488cm" svg:y2="9.979cm">
          <text:p/>
        </draw:line>
        <draw:frame draw:style-name="gr12" draw:text-style-name="P8" draw:layer="layout" svg:width="0.246cm" svg:height="0.335cm" svg:x="3.798cm" svg:y="9.689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88cm" svg:y="9.724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904cm" svg:height="0.335cm" svg:x="4.621cm" svg:y="9.654cm">
          <draw:text-box>
            <text:p text:style-name="P7"><text:span text:style-name="T1">Γοητεί</text:span><text:span text:style-name="T1">α</text:span></text:p>
          </draw:text-box>
        </draw:frame>
        <draw:frame draw:style-name="gr15" draw:text-style-name="P10" draw:layer="layout" svg:width="0.277cm" svg:height="0.276cm" svg:x="7.549cm" svg:y="21.294cm">
          <draw:text-box>
            <text:p text:style-name="P7"><text:span text:style-name="T4">ΛΝ</text:span></text:p>
          </draw:text-box>
        </draw:frame>
        <draw:frame draw:style-name="gr15" draw:text-style-name="P10" draw:layer="layout" svg:width="0.307cm" svg:height="0.276cm" svg:x="7.556cm" svg:y="23.121cm">
          <draw:text-box>
            <text:p text:style-name="P7"><text:span text:style-name="T4">ΗΝ</text:span></text:p>
          </draw:text-box>
        </draw:frame>
        <draw:frame draw:style-name="gr15" draw:text-style-name="P10" draw:layer="layout" svg:width="0.303cm" svg:height="0.276cm" svg:x="7.554cm" svg:y="24.948cm">
          <draw:text-box>
            <text:p text:style-name="P7"><text:span text:style-name="T4">ΠΝ</text:span></text:p>
          </draw:text-box>
        </draw:frame>
        <draw:frame draw:style-name="gr15" draw:text-style-name="P10" draw:layer="layout" svg:width="0.273cm" svg:height="0.276cm" svg:x="7.539cm" svg:y="24.041cm">
          <draw:text-box>
            <text:p text:style-name="P7"><text:span text:style-name="T4">ΧΝ</text:span></text:p>
          </draw:text-box>
        </draw:frame>
        <draw:frame draw:style-name="gr15" draw:text-style-name="P10" draw:layer="layout" svg:width="0.286cm" svg:height="0.276cm" svg:x="7.556cm" svg:y="22.201cm">
          <draw:text-box>
            <text:p text:style-name="P7"><text:span text:style-name="T4">ΑΝ</text:span></text:p>
          </draw:text-box>
        </draw:frame>
        <draw:frame draw:style-name="gr15" draw:text-style-name="P10" draw:layer="layout" svg:width="2.83cm" svg:height="0.276cm" svg:x="3.121cm" svg:y="21.003cm">
          <draw:text-box>
            <text:p text:style-name="P7"><text:span text:style-name="T5">ΒΑΣΙΚ</text:span><text:span text:style-name="T5">Η </text:span><text:span text:style-name="T5">ΠΑΡΑΤ</text:span><text:span text:style-name="T5">ΗΡΗΤΙ</text:span><text:span text:style-name="T5">ΚΟΤΗΤ</text:span><text:span text:style-name="T5">Α</text:span></text:p>
          </draw:text-box>
        </draw:frame>
        <draw:frame draw:style-name="gr16" draw:text-style-name="P11" draw:layer="layout" svg:width="1.518cm" svg:height="0.315cm" svg:x="10.176cm" svg:y="26.685cm">
          <draw:text-box>
            <text:p text:style-name="P7"><text:span text:style-name="T6">ΕΞΟΠ</text:span><text:span text:style-name="T6">ΛΙΣΜ</text:span><text:span text:style-name="T6">ΟΣ</text:span></text:p>
          </draw:text-box>
        </draw:frame>
        <draw:frame draw:style-name="gr16" draw:text-style-name="P11" draw:layer="layout" svg:width="3.435cm" svg:height="0.315cm" svg:x="2.176cm" svg:y="26.685cm">
          <draw:text-box>
            <text:p text:style-name="P7"><text:span text:style-name="T6">ΑΛΛΕ</text:span><text:span text:style-name="T6">Σ </text:span><text:span text:style-name="T6">ΔΕΞΙ</text:span><text:span text:style-name="T6">ΟΤΗΤ</text:span><text:span text:style-name="T6">ΕΣ &amp; </text:span><text:span text:style-name="T6">ΓΛΩΣ</text:span><text:span text:style-name="T6">ΣΕΣ</text:span></text:p>
          </draw:text-box>
        </draw:frame>
        <draw:frame draw:style-name="gr16" draw:text-style-name="P11" draw:layer="layout" svg:width="2.33cm" svg:height="0.315cm" svg:x="9.497cm" svg:y="20.078cm">
          <draw:text-box>
            <text:p text:style-name="P7"><text:span text:style-name="T6">ΕΠΙΘ</text:span><text:span text:style-name="T6">ΕΣΕΙΣ </text:span><text:span text:style-name="T6">&amp; </text:span><text:span text:style-name="T6">ΞΟΡΚ</text:span><text:span text:style-name="T6">ΙΑ</text:span></text:p>
          </draw:text-box>
        </draw:frame>
        <draw:path draw:style-name="gr5" draw:text-style-name="P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3" draw:text-style-name="P3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16" draw:text-style-name="P11" draw:layer="layout" svg:width="1.966cm" svg:height="0.315cm" svg:x="16.457cm" svg:y="26.691cm">
          <draw:text-box>
            <text:p text:style-name="P7"><text:span text:style-name="T6">ΧΑΡΑ</text:span><text:span text:style-name="T6">ΚΤΗΡ</text:span><text:span text:style-name="T6">ΙΣΤΙΚ</text:span><text:span text:style-name="T6">Α</text:span></text:p>
          </draw:text-box>
        </draw:frame>
        <draw:line draw:style-name="gr14" draw:text-style-name="P4" draw:layer="layout" svg:x1="3.951cm" svg:y1="11.664cm" svg:x2="4.452cm" svg:y2="11.664cm">
          <text:p/>
        </draw:line>
        <draw:frame draw:style-name="gr16" draw:text-style-name="P11" draw:layer="layout" svg:width="0.228cm" svg:height="0.315cm" svg:x="3.798cm" svg:y="11.428cm">
          <draw:text-box>
            <text:p text:style-name="P7"><text:span text:style-name="T7"><text:s/></text:span></text:p>
          </draw:text-box>
        </draw:frame>
        <draw:frame draw:style-name="gr16" draw:text-style-name="P11" draw:layer="layout" svg:width="0.228cm" svg:height="0.315cm" svg:x="4.453cm" svg:y="11.428cm">
          <draw:text-box>
            <text:p text:style-name="P7"><text:span text:style-name="T7"><text:s/></text:span></text:p>
          </draw:text-box>
        </draw:frame>
        <draw:path draw:style-name="gr3" draw:text-style-name="P3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12" draw:text-style-name="P8" draw:layer="layout" svg:width="1.856cm" svg:height="0.335cm" svg:x="4.621cm" svg:y="11.339cm">
          <draw:text-box>
            <text:p text:style-name="P7"><text:span text:style-name="T1">Ισορρ</text:span><text:span text:style-name="T1">οπία </text:span><text:span text:style-name="T8">(Ευκ)</text:span></text:p>
          </draw:text-box>
        </draw:frame>
        <draw:line draw:style-name="gr14" draw:text-style-name="P4" draw:layer="layout" svg:x1="3.951cm" svg:y1="12.14cm" svg:x2="4.452cm" svg:y2="12.14cm">
          <text:p/>
        </draw:line>
        <draw:frame draw:style-name="gr12" draw:text-style-name="P8" draw:layer="layout" svg:width="0.246cm" svg:height="0.335cm" svg:x="3.798cm" svg:y="11.886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1.886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5" draw:text-style-name="P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12" draw:text-style-name="P8" draw:layer="layout" svg:width="2.547cm" svg:height="0.335cm" svg:x="4.622cm" svg:y="11.815cm">
          <draw:text-box>
            <text:p text:style-name="P7"><text:span text:style-name="T1">Χειρισ</text:span><text:span text:style-name="T1">μός </text:span><text:span text:style-name="T1">Ζώων </text:span><text:span text:style-name="T8">(Σοφ)</text:span></text:p>
          </draw:text-box>
        </draw:frame>
        <draw:line draw:style-name="gr14" draw:text-style-name="P4" draw:layer="layout" svg:x1="3.951cm" svg:y1="12.616cm" svg:x2="4.452cm" svg:y2="12.616cm">
          <text:p/>
        </draw:line>
        <draw:frame draw:style-name="gr12" draw:text-style-name="P8" draw:layer="layout" svg:width="0.246cm" svg:height="0.335cm" svg:x="3.798cm" svg:y="12.362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2.362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12" draw:text-style-name="P8" draw:layer="layout" svg:width="2.407cm" svg:height="0.335cm" svg:x="4.622cm" svg:y="12.291cm">
          <draw:text-box>
            <text:p text:style-name="P7"><text:span text:style-name="T1">Αποκ</text:span><text:span text:style-name="T1">ρυφι</text:span><text:span text:style-name="T1">σμός </text:span><text:span text:style-name="T8">(Ευφ)</text:span></text:p>
          </draw:text-box>
        </draw:frame>
        <draw:line draw:style-name="gr14" draw:text-style-name="P4" draw:layer="layout" svg:x1="3.951cm" svg:y1="13.093cm" svg:x2="4.452cm" svg:y2="13.093cm">
          <text:p/>
        </draw:line>
        <draw:frame draw:style-name="gr12" draw:text-style-name="P8" draw:layer="layout" svg:width="0.246cm" svg:height="0.335cm" svg:x="3.798cm" svg:y="12.838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2.838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12" draw:text-style-name="P8" draw:layer="layout" svg:width="2.254cm" svg:height="0.335cm" svg:x="4.622cm" svg:y="12.767cm">
          <draw:text-box>
            <text:p text:style-name="P7"><text:span text:style-name="T1">Αθλητ</text:span><text:span text:style-name="T1">ικότη</text:span><text:span text:style-name="T1">τα </text:span><text:span text:style-name="T8">(Δυν)</text:span></text:p>
          </draw:text-box>
        </draw:frame>
        <draw:line draw:style-name="gr14" draw:text-style-name="P4" draw:layer="layout" svg:x1="3.951cm" svg:y1="13.569cm" svg:x2="4.452cm" svg:y2="13.569cm">
          <text:p/>
        </draw:line>
        <draw:frame draw:style-name="gr12" draw:text-style-name="P8" draw:layer="layout" svg:width="0.246cm" svg:height="0.335cm" svg:x="3.798cm" svg:y="13.314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3.314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5" draw:text-style-name="P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12" draw:text-style-name="P8" draw:layer="layout" svg:width="2.305cm" svg:height="0.335cm" svg:x="4.622cm" svg:y="13.244cm">
          <draw:text-box>
            <text:p text:style-name="P7"><text:span text:style-name="T1">Παρα</text:span><text:span text:style-name="T1">πλάν</text:span><text:span text:style-name="T1">ηση </text:span><text:span text:style-name="T8">(Γοη)</text:span></text:p>
          </draw:text-box>
        </draw:frame>
        <draw:line draw:style-name="gr14" draw:text-style-name="P4" draw:layer="layout" svg:x1="3.951cm" svg:y1="14.045cm" svg:x2="4.452cm" svg:y2="14.045cm">
          <text:p/>
        </draw:line>
        <draw:frame draw:style-name="gr12" draw:text-style-name="P8" draw:layer="layout" svg:width="0.246cm" svg:height="0.335cm" svg:x="3.798cm" svg:y="13.791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3.791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12" draw:text-style-name="P8" draw:layer="layout" svg:width="1.565cm" svg:height="0.335cm" svg:x="4.622cm" svg:y="13.72cm">
          <draw:text-box>
            <text:p text:style-name="P7"><text:span text:style-name="T1">Ιστορί</text:span><text:span text:style-name="T1">α </text:span><text:span text:style-name="T8">(Ευφ)</text:span></text:p>
          </draw:text-box>
        </draw:frame>
        <draw:line draw:style-name="gr14" draw:text-style-name="P4" draw:layer="layout" svg:x1="3.951cm" svg:y1="14.521cm" svg:x2="4.452cm" svg:y2="14.521cm">
          <text:p/>
        </draw:line>
        <draw:frame draw:style-name="gr12" draw:text-style-name="P8" draw:layer="layout" svg:width="0.246cm" svg:height="0.335cm" svg:x="3.798cm" svg:y="14.267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4.267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12" draw:text-style-name="P8" draw:layer="layout" svg:width="1.899cm" svg:height="0.335cm" svg:x="4.622cm" svg:y="14.196cm">
          <draw:text-box>
            <text:p text:style-name="P7"><text:span text:style-name="T1">Διαίσ</text:span><text:span text:style-name="T1">θηση </text:span><text:span text:style-name="T8">(Σοφ)</text:span></text:p>
          </draw:text-box>
        </draw:frame>
        <draw:line draw:style-name="gr14" draw:text-style-name="P4" draw:layer="layout" svg:x1="3.951cm" svg:y1="14.998cm" svg:x2="4.452cm" svg:y2="14.998cm">
          <text:p/>
        </draw:line>
        <draw:frame draw:style-name="gr12" draw:text-style-name="P8" draw:layer="layout" svg:width="0.246cm" svg:height="0.335cm" svg:x="3.798cm" svg:y="14.743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4.743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5" draw:text-style-name="P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12" draw:text-style-name="P8" draw:layer="layout" svg:width="2.043cm" svg:height="0.335cm" svg:x="4.622cm" svg:y="14.672cm">
          <draw:text-box>
            <text:p text:style-name="P7"><text:span text:style-name="T1">Εκφο</text:span><text:span text:style-name="T1">βισμό</text:span><text:span text:style-name="T1">ς </text:span><text:span text:style-name="T8">(Γοη)</text:span></text:p>
          </draw:text-box>
        </draw:frame>
        <draw:line draw:style-name="gr14" draw:text-style-name="P4" draw:layer="layout" svg:x1="3.951cm" svg:y1="15.474cm" svg:x2="4.452cm" svg:y2="15.474cm">
          <text:p/>
        </draw:line>
        <draw:frame draw:style-name="gr12" draw:text-style-name="P8" draw:layer="layout" svg:width="0.246cm" svg:height="0.335cm" svg:x="3.798cm" svg:y="15.219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5.219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5" draw:text-style-name="P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12" draw:text-style-name="P8" draw:layer="layout" svg:width="1.539cm" svg:height="0.335cm" svg:x="4.622cm" svg:y="15.149cm">
          <draw:text-box>
            <text:p text:style-name="P7"><text:span text:style-name="T1">Έρευν</text:span><text:span text:style-name="T1">α </text:span><text:span text:style-name="T8">(Ευφ)</text:span></text:p>
          </draw:text-box>
        </draw:frame>
        <draw:line draw:style-name="gr14" draw:text-style-name="P4" draw:layer="layout" svg:x1="3.951cm" svg:y1="15.95cm" svg:x2="4.452cm" svg:y2="15.95cm">
          <text:p/>
        </draw:line>
        <draw:frame draw:style-name="gr12" draw:text-style-name="P8" draw:layer="layout" svg:width="0.246cm" svg:height="0.335cm" svg:x="3.798cm" svg:y="15.696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5.696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12" draw:text-style-name="P8" draw:layer="layout" svg:width="1.548cm" svg:height="0.335cm" svg:x="4.622cm" svg:y="15.625cm">
          <draw:text-box>
            <text:p text:style-name="P7"><text:span text:style-name="T1">Ιατρικ</text:span><text:span text:style-name="T1">ή </text:span><text:span text:style-name="T8">(Σοφ)</text:span></text:p>
          </draw:text-box>
        </draw:frame>
        <draw:line draw:style-name="gr14" draw:text-style-name="P4" draw:layer="layout" svg:x1="3.951cm" svg:y1="16.426cm" svg:x2="4.452cm" svg:y2="16.426cm">
          <text:p/>
        </draw:line>
        <draw:frame draw:style-name="gr12" draw:text-style-name="P8" draw:layer="layout" svg:width="0.246cm" svg:height="0.335cm" svg:x="3.798cm" svg:y="16.172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6.172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12" draw:text-style-name="P8" draw:layer="layout" svg:width="1.332cm" svg:height="0.335cm" svg:x="4.622cm" svg:y="16.101cm">
          <draw:text-box>
            <text:p text:style-name="P7"><text:span text:style-name="T1">Φύση </text:span><text:span text:style-name="T8">(Ευφ)</text:span></text:p>
          </draw:text-box>
        </draw:frame>
        <draw:line draw:style-name="gr14" draw:text-style-name="P4" draw:layer="layout" svg:x1="3.951cm" svg:y1="16.903cm" svg:x2="4.452cm" svg:y2="16.903cm">
          <text:p/>
        </draw:line>
        <draw:frame draw:style-name="gr12" draw:text-style-name="P8" draw:layer="layout" svg:width="0.246cm" svg:height="0.335cm" svg:x="3.798cm" svg:y="16.648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6.648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17" draw:text-style-name="P12" draw:layer="layout" svg:width="2.504cm" svg:height="0.423cm" svg:x="4.622cm" svg:y="16.65cm">
          <draw:text-box>
            <text:p text:style-name="P7"><text:span text:style-name="T9">Παρατ</text:span><text:span text:style-name="T9">ηρητικ</text:span><text:span text:style-name="T9">ότητα </text:span><text:span text:style-name="T10">(Σοφ)</text:span></text:p>
          </draw:text-box>
        </draw:frame>
        <draw:line draw:style-name="gr14" draw:text-style-name="P4" draw:layer="layout" svg:x1="3.951cm" svg:y1="17.379cm" svg:x2="4.452cm" svg:y2="17.379cm">
          <text:p/>
        </draw:line>
        <draw:frame draw:style-name="gr12" draw:text-style-name="P8" draw:layer="layout" svg:width="0.246cm" svg:height="0.335cm" svg:x="3.798cm" svg:y="17.124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7.124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12" draw:text-style-name="P8" draw:layer="layout" svg:width="1.717cm" svg:height="0.335cm" svg:x="4.622cm" svg:y="17.054cm">
          <draw:text-box>
            <text:p text:style-name="P7"><text:span text:style-name="T1">Ερμη</text:span><text:span text:style-name="T1">νεία </text:span><text:span text:style-name="T8">(Γοη)</text:span></text:p>
          </draw:text-box>
        </draw:frame>
        <draw:line draw:style-name="gr14" draw:text-style-name="P4" draw:layer="layout" svg:x1="3.951cm" svg:y1="17.855cm" svg:x2="4.452cm" svg:y2="17.855cm">
          <text:p/>
        </draw:line>
        <draw:frame draw:style-name="gr12" draw:text-style-name="P8" draw:layer="layout" svg:width="0.246cm" svg:height="0.335cm" svg:x="3.798cm" svg:y="17.601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7.601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12" draw:text-style-name="P8" draw:layer="layout" svg:width="1.357cm" svg:height="0.335cm" svg:x="4.622cm" svg:y="17.53cm">
          <draw:text-box>
            <text:p text:style-name="P7"><text:span text:style-name="T1">Πειθώ </text:span><text:span text:style-name="T8">(Γοη)</text:span></text:p>
          </draw:text-box>
        </draw:frame>
        <draw:line draw:style-name="gr14" draw:text-style-name="P4" draw:layer="layout" svg:x1="3.951cm" svg:y1="18.331cm" svg:x2="4.452cm" svg:y2="18.331cm">
          <text:p/>
        </draw:line>
        <draw:frame draw:style-name="gr12" draw:text-style-name="P8" draw:layer="layout" svg:width="0.246cm" svg:height="0.335cm" svg:x="3.798cm" svg:y="18.077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8.077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12" draw:text-style-name="P8" draw:layer="layout" svg:width="2.208cm" svg:height="0.335cm" svg:x="4.622cm" svg:y="18.006cm">
          <draw:text-box>
            <text:p text:style-name="P7"><text:span text:style-name="T1">Θρησ</text:span><text:span text:style-name="T1">κευτι</text:span><text:span text:style-name="T1">κά </text:span><text:span text:style-name="T8">(Ευφ)</text:span></text:p>
          </draw:text-box>
        </draw:frame>
        <draw:line draw:style-name="gr14" draw:text-style-name="P4" draw:layer="layout" svg:x1="3.951cm" svg:y1="18.808cm" svg:x2="4.452cm" svg:y2="18.808cm">
          <text:p/>
        </draw:line>
        <draw:frame draw:style-name="gr12" draw:text-style-name="P8" draw:layer="layout" svg:width="0.246cm" svg:height="0.335cm" svg:x="3.798cm" svg:y="18.553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8.553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12" draw:text-style-name="P12" draw:layer="layout" svg:width="2.466cm" svg:height="0.289cm" svg:x="4.622cm" svg:y="18.55cm">
          <draw:text-box>
            <text:p text:style-name="P7"><text:span text:style-name="T9">Ταχυδ</text:span><text:span text:style-name="T9">ακτυλ</text:span><text:span text:style-name="T9">ουργί</text:span><text:span text:style-name="T9">α </text:span><text:span text:style-name="T10">(Ευκ)</text:span></text:p>
          </draw:text-box>
        </draw:frame>
        <draw:line draw:style-name="gr14" draw:text-style-name="P4" draw:layer="layout" svg:x1="3.951cm" svg:y1="19.284cm" svg:x2="4.452cm" svg:y2="19.284cm">
          <text:p/>
        </draw:line>
        <draw:frame draw:style-name="gr12" draw:text-style-name="P8" draw:layer="layout" svg:width="0.246cm" svg:height="0.335cm" svg:x="3.798cm" svg:y="19.029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9.029cm">
          <draw:text-box>
            <text:p text:style-name="P7"><text:span text:style-name="T1"><text:s/></text:span></text:p>
          </draw:text-box>
        </draw:frame>
        <draw:path draw:style-name="gr3" draw:text-style-name="P3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12" draw:text-style-name="P8" draw:layer="layout" svg:width="1.653cm" svg:height="0.335cm" svg:x="4.622cm" svg:y="18.959cm">
          <draw:text-box>
            <text:p text:style-name="P7"><text:span text:style-name="T1">Κρύψ</text:span><text:span text:style-name="T1">ιμο </text:span><text:span text:style-name="T8">(Ευκ)</text:span></text:p>
          </draw:text-box>
        </draw:frame>
        <draw:line draw:style-name="gr14" draw:text-style-name="P4" draw:layer="layout" svg:x1="3.951cm" svg:y1="19.76cm" svg:x2="4.452cm" svg:y2="19.76cm">
          <text:p/>
        </draw:line>
        <draw:frame draw:style-name="gr12" draw:text-style-name="P8" draw:layer="layout" svg:width="0.246cm" svg:height="0.335cm" svg:x="3.798cm" svg:y="19.506cm">
          <draw:text-box>
            <text:p text:style-name="P7"><text:span text:style-name="T1"><text:s/></text:span></text:p>
          </draw:text-box>
        </draw:frame>
        <draw:frame draw:style-name="gr12" draw:text-style-name="P8" draw:layer="layout" svg:width="0.246cm" svg:height="0.335cm" svg:x="4.453cm" svg:y="19.506cm">
          <draw:text-box>
            <text:p text:style-name="P7"><text:span text:style-name="T1"><text:s/></text:span></text:p>
          </draw:text-box>
        </draw:frame>
        <draw:frame draw:style-name="gr18" draw:text-style-name="P12" draw:layer="layout" svg:width="1.827cm" svg:height="0.289cm" svg:x="4.622cm" svg:y="19.34cm">
          <draw:text-box>
            <text:p text:style-name="P7"><text:span text:style-name="T9">Προσα</text:span><text:span text:style-name="T9">νατολι</text:span><text:span text:style-name="T9">σμός</text:span></text:p>
          </draw:text-box>
        </draw:frame>
        <draw:frame draw:style-name="gr15" draw:text-style-name="P10" draw:layer="layout" svg:width="0.959cm" svg:height="0.276cm" svg:x="11.761cm" svg:y="12.457cm">
          <draw:text-box>
            <text:p text:style-name="P7"><text:span text:style-name="T5">ΘΑΝΑΤ</text:span><text:span text:style-name="T5">ΟΣ</text:span></text:p>
          </draw:text-box>
        </draw:frame>
        <draw:frame draw:style-name="gr15" draw:text-style-name="P10" draw:layer="layout" svg:width="1.031cm" svg:height="0.276cm" svg:x="8.873cm" svg:y="12.457cm">
          <draw:text-box>
            <text:p text:style-name="P7"><text:span text:style-name="T5">ΖΑΡΙ </text:span><text:span text:style-name="T5">ΖΩΗΣ</text:span></text:p>
          </draw:text-box>
        </draw:frame>
        <draw:frame draw:style-name="gr15" draw:text-style-name="P10" draw:layer="layout" svg:width="0.785cm" svg:height="0.276cm" svg:x="8.586cm" svg:y="13.517cm">
          <draw:text-box>
            <text:p text:style-name="P7"><text:span text:style-name="T4">ΟΝΟΜ</text:span><text:span text:style-name="T4">Α</text:span></text:p>
          </draw:text-box>
        </draw:frame>
        <draw:frame draw:style-name="gr19" draw:text-style-name="P13" draw:layer="layout" svg:width="1.945cm" svg:height="0.259cm" svg:x="9.83cm" svg:y="13.53cm">
          <draw:text-box>
            <text:p text:style-name="P7"><text:span text:style-name="T11">ΜΠΟΝΟ</text:span><text:span text:style-name="T11">ΥΣ </text:span><text:span text:style-name="T11">ΕΠΙΘΕΣ</text:span><text:span text:style-name="T11">ΗΣ</text:span></text:p>
          </draw:text-box>
        </draw:frame>
        <draw:frame draw:style-name="gr15" draw:text-style-name="P10" draw:layer="layout" svg:width="1.302cm" svg:height="0.276cm" svg:x="11.936cm" svg:y="13.517cm">
          <draw:text-box>
            <text:p text:style-name="P7"><text:span text:style-name="T4">ΖΗΜΙΑ</text:span><text:span text:style-name="T4">/ΕΙΔΟΣ</text:span></text:p>
          </draw:text-box>
        </draw:frame>
        <draw:frame draw:style-name="gr12" draw:text-style-name="P8" draw:layer="layout" svg:width="0.531cm" svg:height="0.335cm" svg:x="8.105cm" svg:y="11.296cm">
          <draw:text-box>
            <text:p text:style-name="P7"><text:span text:style-name="T3">total</text:span></text:p>
          </draw:text-box>
        </draw:frame>
        <draw:frame draw:style-name="gr15" draw:text-style-name="P14" draw:layer="layout" svg:width="0.878cm" svg:height="0.251cm" svg:x="11.2cm" svg:y="11.387cm">
          <draw:text-box>
            <text:p text:style-name="P7"><text:span text:style-name="T12">ΕΠΙΤΥΧΙ</text:span><text:span text:style-name="T12">ΕΣ</text:span></text:p>
          </draw:text-box>
        </draw:frame>
        <draw:frame draw:style-name="gr15" draw:text-style-name="P14" draw:layer="layout" svg:width="0.971cm" svg:height="0.251cm" svg:x="11.12cm" svg:y="11.916cm">
          <draw:text-box>
            <text:p text:style-name="P7"><text:span text:style-name="T12">ΑΠΟΤΥΧ</text:span><text:span text:style-name="T12">ΙΕΣ</text:span></text:p>
          </draw:text-box>
        </draw:frame>
        <draw:frame draw:style-name="gr15" draw:text-style-name="P10" draw:layer="layout" svg:width="0.798cm" svg:height="0.276cm" svg:x="17.045cm" svg:y="8.591cm">
          <draw:text-box>
            <text:p text:style-name="P7"><text:span text:style-name="T5">Ι</text:span><text:span text:style-name="T5">Δ</text:span><text:span text:style-name="T5">Α</text:span><text:span text:style-name="T5">Ν</text:span><text:span text:style-name="T5">Ι</text:span><text:span text:style-name="T5">Κ</text:span><text:span text:style-name="T5">Α</text:span></text:p>
          </draw:text-box>
        </draw:frame>
        <draw:frame draw:style-name="gr15" draw:text-style-name="P10" draw:layer="layout" svg:width="0.76cm" svg:height="0.276cm" svg:x="17.127cm" svg:y="10.561cm">
          <draw:text-box>
            <text:p text:style-name="P7"><text:span text:style-name="T5">ΔΕΣΜ</text:span><text:span text:style-name="T5">ΟΙ</text:span></text:p>
          </draw:text-box>
        </draw:frame>
        <draw:frame draw:style-name="gr15" draw:text-style-name="P10" draw:layer="layout" svg:width="1.323cm" svg:height="0.276cm" svg:x="16.865cm" svg:y="12.491cm">
          <draw:text-box>
            <text:p text:style-name="P7"><text:span text:style-name="T5">ΕΛΑΤΤ</text:span><text:span text:style-name="T5">ΩΜΑΤ</text:span><text:span text:style-name="T5">Α</text:span></text:p>
          </draw:text-box>
        </draw:frame>
        <draw:frame draw:style-name="gr15" draw:text-style-name="P10" draw:layer="layout" svg:width="1.717cm" svg:height="0.276cm" svg:x="16.5cm" svg:y="6.65cm">
          <draw:text-box>
            <text:p text:style-name="P7"><text:span text:style-name="T5">Π</text:span><text:span text:style-name="T5">Ρ</text:span><text:span text:style-name="T5">Ο</text:span><text:span text:style-name="T5">Σ</text:span><text:span text:style-name="T5">Ω</text:span><text:span text:style-name="T5">Π</text:span><text:span text:style-name="T5">Ι</text:span><text:span text:style-name="T5">Κ</text:span><text:span text:style-name="T5">Ο</text:span><text:span text:style-name="T5">Τ</text:span><text:span text:style-name="T5">Η</text:span><text:span text:style-name="T5">Τ</text:span><text:span text:style-name="T5">Α</text:span></text:p>
          </draw:text-box>
        </draw:frame>
        <draw:frame draw:style-name="gr20" draw:text-style-name="P15" draw:layer="layout" svg:width="0.861cm" svg:height="0.315cm" svg:x="8.3cm" svg:y="5.9cm">
          <draw:text-box>
            <text:p text:style-name="P7"><text:span text:style-name="T6">ΑΜΥΝΑ</text:span></text:p>
          </draw:text-box>
        </draw:frame>
        <draw:frame draw:style-name="gr16" draw:text-style-name="P11" draw:layer="layout" svg:width="0.485cm" svg:height="0.315cm" svg:x="10.363cm" svg:y="8.588cm">
          <draw:text-box>
            <text:p text:style-name="P7"><text:span text:style-name="T6">Ζ</text:span><text:span text:style-name="T6">Ω</text:span><text:span text:style-name="T6">Η</text:span></text:p>
          </draw:text-box>
        </draw:frame>
        <draw:frame draw:style-name="gr16" draw:text-style-name="P11" draw:layer="layout" svg:width="1.945cm" svg:height="0.315cm" svg:x="9.72cm" svg:y="10.455cm">
          <draw:text-box>
            <text:p text:style-name="P7"><text:span text:style-name="T6">ΠΡΟΣ</text:span><text:span text:style-name="T6">ΩΡΙΝ</text:span><text:span text:style-name="T6">Η </text:span><text:span text:style-name="T6">ΖΩΗ</text:span></text:p>
          </draw:text-box>
        </draw:frame>
        <draw:frame draw:style-name="gr16" draw:text-style-name="P11" draw:layer="layout" svg:width="1.162cm" svg:height="0.315cm" svg:x="10.176cm" svg:y="6.125cm">
          <draw:text-box>
            <text:p text:style-name="P7"><text:span text:style-name="T6">ΣΒΕΛΤΑΔΑ</text:span></text:p>
          </draw:text-box>
        </draw:frame>
        <draw:frame draw:style-name="gr16" draw:text-style-name="P11" draw:layer="layout" svg:width="0.912cm" svg:height="0.315cm" svg:x="12.353cm" svg:y="6.125cm">
          <draw:text-box>
            <text:p text:style-name="P7"><text:span text:style-name="T6">Κ</text:span><text:span text:style-name="T6">Ι</text:span><text:span text:style-name="T6">Ν</text:span><text:span text:style-name="T6">Η</text:span><text:span text:style-name="T6">Σ</text:span><text:span text:style-name="T6">Η</text:span></text:p>
          </draw:text-box>
        </draw:frame>
        <draw:frame draw:style-name="gr15" draw:text-style-name="P10" draw:layer="layout" svg:width="2.385cm" svg:height="0.276cm" svg:x="4.784cm" svg:y="6.114cm">
          <draw:text-box>
            <text:p text:style-name="P7"><text:span text:style-name="T13">ΜΠΟ</text:span><text:span text:style-name="T13">ΝΟΥΣ </text:span><text:span text:style-name="T13">ΔΕΞΙΟ</text:span><text:span text:style-name="T13">ΤΗΤΑ</text:span><text:span text:style-name="T13">Σ</text:span></text:p>
          </draw:text-box>
        </draw:frame>
        <draw:frame draw:style-name="gr16" draw:text-style-name="P11" draw:layer="layout" svg:width="1.031cm" svg:height="0.315cm" svg:x="1.451cm" svg:y="5.096cm">
          <draw:text-box>
            <text:p text:style-name="P7"><text:span text:style-name="T6">ΔΥΝΑ</text:span><text:span text:style-name="T6">ΜΗ</text:span></text:p>
          </draw:text-box>
        </draw:frame>
        <draw:frame draw:style-name="gr16" draw:text-style-name="P11" draw:layer="layout" svg:width="1.255cm" svg:height="0.315cm" svg:x="1.363cm" svg:y="7.631cm">
          <draw:text-box>
            <text:p text:style-name="P7"><text:span text:style-name="T6">ΕΥΚΙ</text:span><text:span text:style-name="T6">ΝΗΣΙ</text:span><text:span text:style-name="T6">Α</text:span></text:p>
          </draw:text-box>
        </draw:frame>
        <draw:frame draw:style-name="gr16" draw:text-style-name="P11" draw:layer="layout" svg:width="0.764cm" svg:height="0.315cm" svg:x="1.61cm" svg:y="10.144cm">
          <draw:text-box>
            <text:p text:style-name="P7"><text:span text:style-name="T6">ΚΡΑΣ</text:span><text:span text:style-name="T6">Η</text:span></text:p>
          </draw:text-box>
        </draw:frame>
        <draw:frame draw:style-name="gr16" draw:text-style-name="P11" draw:layer="layout" svg:width="0.857cm" svg:height="0.315cm" svg:x="1.57cm" svg:y="12.681cm">
          <draw:text-box>
            <text:p text:style-name="P7"><text:span text:style-name="T6">ΕΥΦΥ</text:span><text:span text:style-name="T6">ΙΑ</text:span></text:p>
          </draw:text-box>
        </draw:frame>
        <draw:frame draw:style-name="gr16" draw:text-style-name="P11" draw:layer="layout" svg:width="0.76cm" svg:height="0.315cm" svg:x="1.556cm" svg:y="15.205cm">
          <draw:text-box>
            <text:p text:style-name="P7"><text:span text:style-name="T6">ΣΟΦΙ</text:span><text:span text:style-name="T6">Α</text:span></text:p>
          </draw:text-box>
        </draw:frame>
        <draw:frame draw:style-name="gr16" draw:text-style-name="P11" draw:layer="layout" svg:width="0.988cm" svg:height="0.315cm" svg:x="1.464cm" svg:y="17.725cm">
          <draw:text-box>
            <text:p text:style-name="P7"><text:span text:style-name="T6">ΓΟΗΤ</text:span><text:span text:style-name="T6">ΕΙΑ</text:span></text:p>
          </draw:text-box>
        </draw:frame>
        <draw:path draw:style-name="gr21" draw:text-style-name="P16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16" draw:text-style-name="P11" draw:layer="layout" svg:width="0.984cm" svg:height="0.315cm" svg:x="4.397cm" svg:y="10.222cm">
          <draw:text-box>
            <text:p text:style-name="P7"><text:span text:style-name="T6">ΑΝΤΟ</text:span><text:span text:style-name="T6">ΧΗ</text:span></text:p>
          </draw:text-box>
        </draw:frame>
        <draw:frame draw:style-name="gr15" draw:text-style-name="P10" draw:layer="layout" svg:width="1.141cm" svg:height="0.276cm" svg:x="5.163cm" svg:y="4.784cm">
          <draw:text-box>
            <text:p text:style-name="P7"><text:span text:style-name="T13">ΕΜΠΝΕΥΣΗ</text:span></text:p>
          </draw:text-box>
        </draw:frame>
        <draw:path draw:style-name="gr5" draw:text-style-name="P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16" draw:text-style-name="P11" draw:layer="layout" svg:width="1.467cm" svg:height="0.315cm" svg:x="4.54cm" svg:y="20.078cm">
          <draw:text-box>
            <text:p text:style-name="P7"><text:span text:style-name="T6">ΙΚΑΝ</text:span><text:span text:style-name="T6">ΟΤΗΤ</text:span><text:span text:style-name="T6">ΕΣ</text:span></text:p>
          </draw:text-box>
        </draw:frame>
        <draw:frame draw:style-name="gr22" draw:text-style-name="P12" draw:layer="layout" svg:width="0.692cm" svg:height="0.4cm" svg:x="4.623cm" svg:y="19.555cm">
          <draw:text-box>
            <text:p text:style-name="P7"><text:span text:style-name="T9">Κυνήγι</text:span></text:p>
          </draw:text-box>
        </draw:frame>
        <draw:frame draw:style-name="gr23" draw:text-style-name="P12" draw:layer="layout" svg:width="0.531cm" svg:height="0.289cm" svg:x="6.523cm" svg:y="19.442cm">
          <draw:text-box>
            <text:p text:style-name="P7"><text:span text:style-name="T10">(Σοφ)</text:span></text:p>
          </draw:text-box>
        </draw:frame>
        <draw:frame draw:style-name="gr15" draw:text-style-name="P17" draw:layer="layout" svg:width="1.704cm" svg:height="0.202cm" svg:x="7.85cm" svg:y="21.8cm">
          <draw:text-box>
            <text:p text:style-name="P7"><text:span text:style-name="T14">ΑΣΗΜΕΝΙ</text:span><text:span text:style-name="T14">Α </text:span><text:span text:style-name="T14">ΝΟΜΙΣΜ</text:span><text:span text:style-name="T14">ΑΤΑ</text:span></text:p>
          </draw:text-box>
        </draw:frame>
        <draw:frame draw:style-name="gr15" draw:text-style-name="P17" draw:layer="layout" svg:width="1.704cm" svg:height="0.202cm" svg:x="7.847cm" svg:y="20.82cm">
          <draw:text-box>
            <text:p text:style-name="P7"><text:span text:style-name="T14">ΑΣΗΜΕΝΙ</text:span><text:span text:style-name="T14">Α </text:span><text:span text:style-name="T14">ΝΟΜΙΣΜ</text:span><text:span text:style-name="T14">ΑΤΑ</text:span></text:p>
          </draw:text-box>
        </draw:frame>
        <draw:frame draw:style-name="gr15" draw:text-style-name="P17" draw:layer="layout" svg:width="1.822cm" svg:height="0.202cm" svg:x="7.849cm" svg:y="22.7cm">
          <draw:text-box>
            <text:p text:style-name="P7"><text:span text:style-name="T14">ΗΛΕΚΤΡΕ</text:span><text:span text:style-name="T14">ΝΙΑ </text:span><text:span text:style-name="T14">ΝΟΜΙΣΜ</text:span><text:span text:style-name="T14">ΑΤΑ</text:span></text:p>
          </draw:text-box>
        </draw:frame>
        <draw:frame draw:style-name="gr15" draw:text-style-name="P17" draw:layer="layout" svg:width="1.382cm" svg:height="0.202cm" svg:x="7.848cm" svg:y="23.62cm">
          <draw:text-box>
            <text:p text:style-name="P7"><text:span text:style-name="T14">ΧΡΥΣΑ </text:span><text:span text:style-name="T14">ΝΟΜΙΣΜ</text:span><text:span text:style-name="T14">ΑΤΑ</text:span></text:p>
          </draw:text-box>
        </draw:frame>
        <draw:frame draw:style-name="gr15" draw:text-style-name="P17" draw:layer="layout" svg:width="1.818cm" svg:height="0.202cm" svg:x="7.847cm" svg:y="24.54cm">
          <draw:text-box>
            <text:p text:style-name="P7"><text:span text:style-name="T14">ΠΛΑΤΙΝΕ</text:span><text:span text:style-name="T14">ΝΙΑ </text:span><text:span text:style-name="T14">ΝΟΜΙΣΜ</text:span><text:span text:style-name="T14">ΑΤΑ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calaSansOffc" svg:font-family="ScalaSansOffc" style:font-pitch="variable"/>
    <style:font-face style:name="ScalaSansOffc1" svg:font-family="ScalaSansOffc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2T14:59:51.934874266</dc:date>
    <meta:editing-duration>PT1H5M3S</meta:editing-duration>
    <meta:editing-cycles>12</meta:editing-cycles>
    <meta:generator>LibreOffice/7.4.7.2$Linux_X86_64 LibreOffice_project/40$Build-2</meta:generator>
    <meta:document-statistic meta:object-count="456"/>
  </office:meta>
</office:document-meta>
</file>